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86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ndTableOutput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HandID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GameTyp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169396557284: <text:s/></text:p>
          </table:table-cell>
          <table:table-cell office:value-type="string" calcext:value-type="string">
            <text:p>2017-04-22 09:44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169396605536: <text:s/></text:p>
          </table:table-cell>
          <table:table-cell office:value-type="string" calcext:value-type="string">
            <text:p>2017-04-22 09:45:26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169396889829: <text:s/></text:p>
          </table:table-cell>
          <table:table-cell office:value-type="string" calcext:value-type="string">
            <text:p>2017-04-22 09:52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169396912933: <text:s/></text:p>
          </table:table-cell>
          <table:table-cell office:value-type="string" calcext:value-type="string">
            <text:p>2017-04-22 09:53:27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169396912933: <text:s/></text:p>
          </table:table-cell>
          <table:table-cell office:value-type="string" calcext:value-type="string">
            <text:p>2017-04-22 09:53:27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Wypka88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169395479814: <text:s/></text:p>
          </table:table-cell>
          <table:table-cell office:value-type="string" calcext:value-type="string">
            <text:p>2017-04-22 09:15:5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169395737787: <text:s/></text:p>
          </table:table-cell>
          <table:table-cell office:value-type="string" calcext:value-type="string">
            <text:p>2017-04-22 09:22:37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69395814323: <text:s/></text:p>
          </table:table-cell>
          <table:table-cell office:value-type="string" calcext:value-type="string">
            <text:p>2017-04-22 09:24:3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69395833901: <text:s/></text:p>
          </table:table-cell>
          <table:table-cell office:value-type="string" calcext:value-type="string">
            <text:p>2017-04-22 09:25:1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169395853230: <text:s/></text:p>
          </table:table-cell>
          <table:table-cell office:value-type="string" calcext:value-type="string">
            <text:p>2017-04-22 09:25:4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169395883564: <text:s/></text:p>
          </table:table-cell>
          <table:table-cell office:value-type="string" calcext:value-type="string">
            <text:p>2017-04-22 09:26:2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ictorM23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169395883564: <text:s/></text:p>
          </table:table-cell>
          <table:table-cell office:value-type="string" calcext:value-type="string">
            <text:p>2017-04-22 09:26:2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asiliy-715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vasiliy-715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169394453850: <text:s/></text:p>
          </table:table-cell>
          <table:table-cell office:value-type="string" calcext:value-type="string">
            <text:p>2017-04-22 08:46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169394453850: <text:s/></text:p>
          </table:table-cell>
          <table:table-cell office:value-type="string" calcext:value-type="string">
            <text:p>2017-04-22 08:46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Urij2014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169396307974: <text:s/></text:p>
          </table:table-cell>
          <table:table-cell office:value-type="string" calcext:value-type="string">
            <text:p>2017-04-22 09:37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169396307974: <text:s/></text:p>
          </table:table-cell>
          <table:table-cell office:value-type="string" calcext:value-type="string">
            <text:p>2017-04-22 09:37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169396498201: <text:s/></text:p>
          </table:table-cell>
          <table:table-cell office:value-type="string" calcext:value-type="string">
            <text:p>2017-04-22 09:42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169396557284: <text:s/></text:p>
          </table:table-cell>
          <table:table-cell office:value-type="string" calcext:value-type="string">
            <text:p>2017-04-22 09:44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169396787279: <text:s/></text:p>
          </table:table-cell>
          <table:table-cell office:value-type="string" calcext:value-type="string">
            <text:p>2017-04-22 09:50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169396787279: <text:s/></text:p>
          </table:table-cell>
          <table:table-cell office:value-type="string" calcext:value-type="string">
            <text:p>2017-04-22 09:50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169396787279: <text:s/></text:p>
          </table:table-cell>
          <table:table-cell office:value-type="string" calcext:value-type="string">
            <text:p>2017-04-22 09:50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69396889829: <text:s/></text:p>
          </table:table-cell>
          <table:table-cell office:value-type="string" calcext:value-type="string">
            <text:p>2017-04-22 09:52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ONIELSE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69394188132: <text:s/></text:p>
          </table:table-cell>
          <table:table-cell office:value-type="string" calcext:value-type="string">
            <text:p>2017-04-22 08:38:4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169394435051: <text:s/></text:p>
          </table:table-cell>
          <table:table-cell office:value-type="string" calcext:value-type="string">
            <text:p>2017-04-22 08:45:5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169394453850: <text:s/></text:p>
          </table:table-cell>
          <table:table-cell office:value-type="string" calcext:value-type="string">
            <text:p>2017-04-22 08:46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169394684093: <text:s/></text:p>
          </table:table-cell>
          <table:table-cell office:value-type="string" calcext:value-type="string">
            <text:p>2017-04-22 08:53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69394757142: <text:s/></text:p>
          </table:table-cell>
          <table:table-cell office:value-type="string" calcext:value-type="string">
            <text:p>2017-04-22 08:55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69394757142: <text:s/></text:p>
          </table:table-cell>
          <table:table-cell office:value-type="string" calcext:value-type="string">
            <text:p>2017-04-22 08:55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69394757142: <text:s/></text:p>
          </table:table-cell>
          <table:table-cell office:value-type="string" calcext:value-type="string">
            <text:p>2017-04-22 08:55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69394801485: <text:s/></text:p>
          </table:table-cell>
          <table:table-cell office:value-type="string" calcext:value-type="string">
            <text:p>2017-04-22 08:56:44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69394894877: <text:s/></text:p>
          </table:table-cell>
          <table:table-cell office:value-type="string" calcext:value-type="string">
            <text:p>2017-04-22 08:59:5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69395010247: <text:s/></text:p>
          </table:table-cell>
          <table:table-cell office:value-type="string" calcext:value-type="string">
            <text:p>2017-04-22 09:0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169395010247: <text:s/></text:p>
          </table:table-cell>
          <table:table-cell office:value-type="string" calcext:value-type="string">
            <text:p>2017-04-22 09:0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169395479814: <text:s/></text:p>
          </table:table-cell>
          <table:table-cell office:value-type="string" calcext:value-type="string">
            <text:p>2017-04-22 09:15:5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169395479814: <text:s/></text:p>
          </table:table-cell>
          <table:table-cell office:value-type="string" calcext:value-type="string">
            <text:p>2017-04-22 09:15:5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69395479814: <text:s/></text:p>
          </table:table-cell>
          <table:table-cell office:value-type="string" calcext:value-type="string">
            <text:p>2017-04-22 09:15:5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169395737787: <text:s/></text:p>
          </table:table-cell>
          <table:table-cell office:value-type="string" calcext:value-type="string">
            <text:p>2017-04-22 09:22:37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69395814323: <text:s/></text:p>
          </table:table-cell>
          <table:table-cell office:value-type="string" calcext:value-type="string">
            <text:p>2017-04-22 09:24:3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69395814323: <text:s/></text:p>
          </table:table-cell>
          <table:table-cell office:value-type="string" calcext:value-type="string">
            <text:p>2017-04-22 09:24:3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69395833901: <text:s/></text:p>
          </table:table-cell>
          <table:table-cell office:value-type="string" calcext:value-type="string">
            <text:p>2017-04-22 09:25:1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69395853230: <text:s/></text:p>
          </table:table-cell>
          <table:table-cell office:value-type="string" calcext:value-type="string">
            <text:p>2017-04-22 09:25:4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169395853230: <text:s/></text:p>
          </table:table-cell>
          <table:table-cell office:value-type="string" calcext:value-type="string">
            <text:p>2017-04-22 09:25:4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169395853230: <text:s/></text:p>
          </table:table-cell>
          <table:table-cell office:value-type="string" calcext:value-type="string">
            <text:p>2017-04-22 09:25:4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169396190555: <text:s/></text:p>
          </table:table-cell>
          <table:table-cell office:value-type="string" calcext:value-type="string">
            <text:p>2017-04-22 09:34:3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169396190555: <text:s/></text:p>
          </table:table-cell>
          <table:table-cell office:value-type="string" calcext:value-type="string">
            <text:p>2017-04-22 09:34:3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169396190555: <text:s/></text:p>
          </table:table-cell>
          <table:table-cell office:value-type="string" calcext:value-type="string">
            <text:p>2017-04-22 09:34:3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169396213141: <text:s/></text:p>
          </table:table-cell>
          <table:table-cell office:value-type="string" calcext:value-type="string">
            <text:p>2017-04-22 09:35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69396269335: <text:s/></text:p>
          </table:table-cell>
          <table:table-cell office:value-type="string" calcext:value-type="string">
            <text:p>2017-04-22 09:36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169396476758: <text:s/></text:p>
          </table:table-cell>
          <table:table-cell office:value-type="string" calcext:value-type="string">
            <text:p>2017-04-22 09:42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69396498201: <text:s/></text:p>
          </table:table-cell>
          <table:table-cell office:value-type="string" calcext:value-type="string">
            <text:p>2017-04-22 09:42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169396557284: <text:s/></text:p>
          </table:table-cell>
          <table:table-cell office:value-type="string" calcext:value-type="string">
            <text:p>2017-04-22 09:44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169396557284: <text:s/></text:p>
          </table:table-cell>
          <table:table-cell office:value-type="string" calcext:value-type="string">
            <text:p>2017-04-22 09:44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169396557284: <text:s/></text:p>
          </table:table-cell>
          <table:table-cell office:value-type="string" calcext:value-type="string">
            <text:p>2017-04-22 09:44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169396605536: <text:s/></text:p>
          </table:table-cell>
          <table:table-cell office:value-type="string" calcext:value-type="string">
            <text:p>2017-04-22 09:45:26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169396750452: <text:s/></text:p>
          </table:table-cell>
          <table:table-cell office:value-type="string" calcext:value-type="string">
            <text:p>2017-04-22 09:49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169396787279: <text:s/></text:p>
          </table:table-cell>
          <table:table-cell office:value-type="string" calcext:value-type="string">
            <text:p>2017-04-22 09:50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169396821435: <text:s/></text:p>
          </table:table-cell>
          <table:table-cell office:value-type="string" calcext:value-type="string">
            <text:p>2017-04-22 09:51:0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169396966177: <text:s/></text:p>
          </table:table-cell>
          <table:table-cell office:value-type="string" calcext:value-type="string">
            <text:p>2017-04-22 09:54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169396966177: <text:s/></text:p>
          </table:table-cell>
          <table:table-cell office:value-type="string" calcext:value-type="string">
            <text:p>2017-04-22 09:54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169397093182: <text:s/></text:p>
          </table:table-cell>
          <table:table-cell office:value-type="string" calcext:value-type="string">
            <text:p>2017-04-22 09:58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he_wicksta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69394783575: <text:s/></text:p>
          </table:table-cell>
          <table:table-cell office:value-type="string" calcext:value-type="string">
            <text:p>2017-04-22 08:56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69394801485: <text:s/></text:p>
          </table:table-cell>
          <table:table-cell office:value-type="string" calcext:value-type="string">
            <text:p>2017-04-22 08:56:44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169394930773: <text:s/></text:p>
          </table:table-cell>
          <table:table-cell office:value-type="string" calcext:value-type="string">
            <text:p>2017-04-22 09:00:5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69394930773: <text:s/></text:p>
          </table:table-cell>
          <table:table-cell office:value-type="string" calcext:value-type="string">
            <text:p>2017-04-22 09:00:5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169395010247: <text:s/></text:p>
          </table:table-cell>
          <table:table-cell office:value-type="string" calcext:value-type="string">
            <text:p>2017-04-22 09:0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etro5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tantus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169394435051: <text:s/></text:p>
          </table:table-cell>
          <table:table-cell office:value-type="string" calcext:value-type="string">
            <text:p>2017-04-22 08:45:5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69394435051: <text:s/></text:p>
          </table:table-cell>
          <table:table-cell office:value-type="string" calcext:value-type="string">
            <text:p>2017-04-22 08:45:5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169394435051: <text:s/></text:p>
          </table:table-cell>
          <table:table-cell office:value-type="string" calcext:value-type="string">
            <text:p>2017-04-22 08:45:5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169394835336: <text:s/></text:p>
          </table:table-cell>
          <table:table-cell office:value-type="string" calcext:value-type="string">
            <text:p>2017-04-22 08:57:5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lonik1000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169394757142: <text:s/></text:p>
          </table:table-cell>
          <table:table-cell office:value-type="string" calcext:value-type="string">
            <text:p>2017-04-22 08:55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69394783575: <text:s/></text:p>
          </table:table-cell>
          <table:table-cell office:value-type="string" calcext:value-type="string">
            <text:p>2017-04-22 08:56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169394835336: <text:s/></text:p>
          </table:table-cell>
          <table:table-cell office:value-type="string" calcext:value-type="string">
            <text:p>2017-04-22 08:57:5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169394894877: <text:s/></text:p>
          </table:table-cell>
          <table:table-cell office:value-type="string" calcext:value-type="string">
            <text:p>2017-04-22 08:59:5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69394894877: <text:s/></text:p>
          </table:table-cell>
          <table:table-cell office:value-type="string" calcext:value-type="string">
            <text:p>2017-04-22 08:59:5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169394971806: <text:s/></text:p>
          </table:table-cell>
          <table:table-cell office:value-type="string" calcext:value-type="string">
            <text:p>2017-04-22 09:02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69395010247: <text:s/></text:p>
          </table:table-cell>
          <table:table-cell office:value-type="string" calcext:value-type="string">
            <text:p>2017-04-22 09:0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69395152087: <text:s/></text:p>
          </table:table-cell>
          <table:table-cell office:value-type="string" calcext:value-type="string">
            <text:p>2017-04-22 09:07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69395152087: <text:s/></text:p>
          </table:table-cell>
          <table:table-cell office:value-type="string" calcext:value-type="string">
            <text:p>2017-04-22 09:07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serjo32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obka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obka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obka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69396190555: <text:s/></text:p>
          </table:table-cell>
          <table:table-cell office:value-type="string" calcext:value-type="string">
            <text:p>2017-04-22 09:34:3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169396410476: <text:s/></text:p>
          </table:table-cell>
          <table:table-cell office:value-type="string" calcext:value-type="string">
            <text:p>2017-04-22 09:40:1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69396476758: <text:s/></text:p>
          </table:table-cell>
          <table:table-cell office:value-type="string" calcext:value-type="string">
            <text:p>2017-04-22 09:42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169396476758: <text:s/></text:p>
          </table:table-cell>
          <table:table-cell office:value-type="string" calcext:value-type="string">
            <text:p>2017-04-22 09:42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169396476758: <text:s/></text:p>
          </table:table-cell>
          <table:table-cell office:value-type="string" calcext:value-type="string">
            <text:p>2017-04-22 09:42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169396821435: <text:s/></text:p>
          </table:table-cell>
          <table:table-cell office:value-type="string" calcext:value-type="string">
            <text:p>2017-04-22 09:51:0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69396912933: <text:s/></text:p>
          </table:table-cell>
          <table:table-cell office:value-type="string" calcext:value-type="string">
            <text:p>2017-04-22 09:53:27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169396912933: <text:s/></text:p>
          </table:table-cell>
          <table:table-cell office:value-type="string" calcext:value-type="string">
            <text:p>2017-04-22 09:53:27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169396912933: <text:s/></text:p>
          </table:table-cell>
          <table:table-cell office:value-type="string" calcext:value-type="string">
            <text:p>2017-04-22 09:53:27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169396966177: <text:s/></text:p>
          </table:table-cell>
          <table:table-cell office:value-type="string" calcext:value-type="string">
            <text:p>2017-04-22 09:54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169397126979: <text:s/></text:p>
          </table:table-cell>
          <table:table-cell office:value-type="string" calcext:value-type="string">
            <text:p>2017-04-22 09:59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ome198394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aimundo43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12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r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69395761073: <text:s/></text:p>
          </table:table-cell>
          <table:table-cell office:value-type="string" calcext:value-type="string">
            <text:p>2017-04-22 09:23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169395814323: <text:s/></text:p>
          </table:table-cell>
          <table:table-cell office:value-type="string" calcext:value-type="string">
            <text:p>2017-04-22 09:24:3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trPodukov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169395737787: <text:s/></text:p>
          </table:table-cell>
          <table:table-cell office:value-type="string" calcext:value-type="string">
            <text:p>2017-04-22 09:22:37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169395911808: <text:s/></text:p>
          </table:table-cell>
          <table:table-cell office:value-type="string" calcext:value-type="string">
            <text:p>2017-04-22 09:27:14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69395950821: <text:s/></text:p>
          </table:table-cell>
          <table:table-cell office:value-type="string" calcext:value-type="string">
            <text:p>2017-04-22 09:28:1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epitaDeAji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69394140270: <text:s/></text:p>
          </table:table-cell>
          <table:table-cell office:value-type="string" calcext:value-type="string">
            <text:p>2017-04-22 08:37:1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69394188132: <text:s/></text:p>
          </table:table-cell>
          <table:table-cell office:value-type="string" calcext:value-type="string">
            <text:p>2017-04-22 08:38:4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69394188132: <text:s/></text:p>
          </table:table-cell>
          <table:table-cell office:value-type="string" calcext:value-type="string">
            <text:p>2017-04-22 08:38:4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69394188132: <text:s/></text:p>
          </table:table-cell>
          <table:table-cell office:value-type="string" calcext:value-type="string">
            <text:p>2017-04-22 08:38:4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169394453850: <text:s/></text:p>
          </table:table-cell>
          <table:table-cell office:value-type="string" calcext:value-type="string">
            <text:p>2017-04-22 08:46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69394480783: <text:s/></text:p>
          </table:table-cell>
          <table:table-cell office:value-type="string" calcext:value-type="string">
            <text:p>2017-04-22 08:47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69394757142: <text:s/></text:p>
          </table:table-cell>
          <table:table-cell office:value-type="string" calcext:value-type="string">
            <text:p>2017-04-22 08:55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69394783575: <text:s/></text:p>
          </table:table-cell>
          <table:table-cell office:value-type="string" calcext:value-type="string">
            <text:p>2017-04-22 08:56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69394783575: <text:s/></text:p>
          </table:table-cell>
          <table:table-cell office:value-type="string" calcext:value-type="string">
            <text:p>2017-04-22 08:56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169394801485: <text:s/></text:p>
          </table:table-cell>
          <table:table-cell office:value-type="string" calcext:value-type="string">
            <text:p>2017-04-22 08:56:44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169394801485: <text:s/></text:p>
          </table:table-cell>
          <table:table-cell office:value-type="string" calcext:value-type="string">
            <text:p>2017-04-22 08:56:44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169394930773: <text:s/></text:p>
          </table:table-cell>
          <table:table-cell office:value-type="string" calcext:value-type="string">
            <text:p>2017-04-22 09:00:5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69394971806: <text:s/></text:p>
          </table:table-cell>
          <table:table-cell office:value-type="string" calcext:value-type="string">
            <text:p>2017-04-22 09:02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69394971806: <text:s/></text:p>
          </table:table-cell>
          <table:table-cell office:value-type="string" calcext:value-type="string">
            <text:p>2017-04-22 09:02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169394971806: <text:s/></text:p>
          </table:table-cell>
          <table:table-cell office:value-type="string" calcext:value-type="string">
            <text:p>2017-04-22 09:02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PAMEGERA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Oliveira145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Oliveira145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Oliveira145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Oliveira145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Oliveira145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69394209759: <text:s/></text:p>
          </table:table-cell>
          <table:table-cell office:value-type="string" calcext:value-type="string">
            <text:p>2017-04-22 08:39:2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kvde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69394238529: <text:s/></text:p>
          </table:table-cell>
          <table:table-cell office:value-type="string" calcext:value-type="string">
            <text:p>2017-04-22 08:40:1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kvdes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169394480783: <text:s/></text:p>
          </table:table-cell>
          <table:table-cell office:value-type="string" calcext:value-type="string">
            <text:p>2017-04-22 08:47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kvde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kvdes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N0$tradamu$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69394344216: <text:s/></text:p>
          </table:table-cell>
          <table:table-cell office:value-type="string" calcext:value-type="string">
            <text:p>2017-04-22 08:43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69394503383: <text:s/></text:p>
          </table:table-cell>
          <table:table-cell office:value-type="string" calcext:value-type="string">
            <text:p>2017-04-22 08:47:5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69394616444: <text:s/></text:p>
          </table:table-cell>
          <table:table-cell office:value-type="string" calcext:value-type="string">
            <text:p>2017-04-22 08:51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69394616444: <text:s/></text:p>
          </table:table-cell>
          <table:table-cell office:value-type="string" calcext:value-type="string">
            <text:p>2017-04-22 08:51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69394632454: <text:s/></text:p>
          </table:table-cell>
          <table:table-cell office:value-type="string" calcext:value-type="string">
            <text:p>2017-04-22 08:51:3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69394684093: <text:s/></text:p>
          </table:table-cell>
          <table:table-cell office:value-type="string" calcext:value-type="string">
            <text:p>2017-04-22 08:53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69394684093: <text:s/></text:p>
          </table:table-cell>
          <table:table-cell office:value-type="string" calcext:value-type="string">
            <text:p>2017-04-22 08:53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69395152087: <text:s/></text:p>
          </table:table-cell>
          <table:table-cell office:value-type="string" calcext:value-type="string">
            <text:p>2017-04-22 09:07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MAKSIMM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nik77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nik77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69395833901: <text:s/></text:p>
          </table:table-cell>
          <table:table-cell office:value-type="string" calcext:value-type="string">
            <text:p>2017-04-22 09:25:1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nik77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169395853230: <text:s/></text:p>
          </table:table-cell>
          <table:table-cell office:value-type="string" calcext:value-type="string">
            <text:p>2017-04-22 09:25:4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nik77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69395994476: <text:s/></text:p>
          </table:table-cell>
          <table:table-cell office:value-type="string" calcext:value-type="string">
            <text:p>2017-04-22 09:29:2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nik77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169396410476: <text:s/></text:p>
          </table:table-cell>
          <table:table-cell office:value-type="string" calcext:value-type="string">
            <text:p>2017-04-22 09:40:1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169396498201: <text:s/></text:p>
          </table:table-cell>
          <table:table-cell office:value-type="string" calcext:value-type="string">
            <text:p>2017-04-22 09:42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169396605536: <text:s/></text:p>
          </table:table-cell>
          <table:table-cell office:value-type="string" calcext:value-type="string">
            <text:p>2017-04-22 09:45:26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169396629711: <text:s/></text:p>
          </table:table-cell>
          <table:table-cell office:value-type="string" calcext:value-type="string">
            <text:p>2017-04-22 09:46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69396750452: <text:s/></text:p>
          </table:table-cell>
          <table:table-cell office:value-type="string" calcext:value-type="string">
            <text:p>2017-04-22 09:49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169396889829: <text:s/></text:p>
          </table:table-cell>
          <table:table-cell office:value-type="string" calcext:value-type="string">
            <text:p>2017-04-22 09:52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edet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169394822966: <text:s/></text:p>
          </table:table-cell>
          <table:table-cell office:value-type="string" calcext:value-type="string">
            <text:p>2017-04-22 08:57:2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169394822966: <text:s/></text:p>
          </table:table-cell>
          <table:table-cell office:value-type="string" calcext:value-type="string">
            <text:p>2017-04-22 08:57:2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69394835336: <text:s/></text:p>
          </table:table-cell>
          <table:table-cell office:value-type="string" calcext:value-type="string">
            <text:p>2017-04-22 08:57:5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69394835336: <text:s/></text:p>
          </table:table-cell>
          <table:table-cell office:value-type="string" calcext:value-type="string">
            <text:p>2017-04-22 08:57:5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169394835336: <text:s/></text:p>
          </table:table-cell>
          <table:table-cell office:value-type="string" calcext:value-type="string">
            <text:p>2017-04-22 08:57:5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69395152087: <text:s/></text:p>
          </table:table-cell>
          <table:table-cell office:value-type="string" calcext:value-type="string">
            <text:p>2017-04-22 09:07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69395173267: <text:s/></text:p>
          </table:table-cell>
          <table:table-cell office:value-type="string" calcext:value-type="string">
            <text:p>2017-04-22 09:07:4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69395303509: <text:s/></text:p>
          </table:table-cell>
          <table:table-cell office:value-type="string" calcext:value-type="string">
            <text:p>2017-04-22 09:11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maksimsytian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69394168657: <text:s/></text:p>
          </table:table-cell>
          <table:table-cell office:value-type="string" calcext:value-type="string">
            <text:p>2017-04-22 08:38:0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69394188132: <text:s/></text:p>
          </table:table-cell>
          <table:table-cell office:value-type="string" calcext:value-type="string">
            <text:p>2017-04-22 08:38:4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169394684093: <text:s/></text:p>
          </table:table-cell>
          <table:table-cell office:value-type="string" calcext:value-type="string">
            <text:p>2017-04-22 08:53:0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69394706018: <text:s/></text:p>
          </table:table-cell>
          <table:table-cell office:value-type="string" calcext:value-type="string">
            <text:p>2017-04-22 08:53:4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69394858216: <text:s/></text:p>
          </table:table-cell>
          <table:table-cell office:value-type="string" calcext:value-type="string">
            <text:p>2017-04-22 08:58:3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69394894877: <text:s/></text:p>
          </table:table-cell>
          <table:table-cell office:value-type="string" calcext:value-type="string">
            <text:p>2017-04-22 08:59:5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169394930773: <text:s/></text:p>
          </table:table-cell>
          <table:table-cell office:value-type="string" calcext:value-type="string">
            <text:p>2017-04-22 09:00:5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69395268128: <text:s/></text:p>
          </table:table-cell>
          <table:table-cell office:value-type="string" calcext:value-type="string">
            <text:p>2017-04-22 09:10:18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LLLLLeo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ykkaB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69395173267: <text:s/></text:p>
          </table:table-cell>
          <table:table-cell office:value-type="string" calcext:value-type="string">
            <text:p>2017-04-22 09:07:4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69395173267: <text:s/></text:p>
          </table:table-cell>
          <table:table-cell office:value-type="string" calcext:value-type="string">
            <text:p>2017-04-22 09:07:4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69395192977: <text:s/></text:p>
          </table:table-cell>
          <table:table-cell office:value-type="string" calcext:value-type="string">
            <text:p>2017-04-22 09:08:1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69395234140: <text:s/></text:p>
          </table:table-cell>
          <table:table-cell office:value-type="string" calcext:value-type="string">
            <text:p>2017-04-22 09:09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koala201069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ollywoody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ollywoody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ollywoody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ollywoody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ollywood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69396246857: <text:s/></text:p>
          </table:table-cell>
          <table:table-cell office:value-type="string" calcext:value-type="string">
            <text:p>2017-04-22 09:36:0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169396410476: <text:s/></text:p>
          </table:table-cell>
          <table:table-cell office:value-type="string" calcext:value-type="string">
            <text:p>2017-04-22 09:40:1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169396750452: <text:s/></text:p>
          </table:table-cell>
          <table:table-cell office:value-type="string" calcext:value-type="string">
            <text:p>2017-04-22 09:49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169396984799: <text:s/></text:p>
          </table:table-cell>
          <table:table-cell office:value-type="string" calcext:value-type="string">
            <text:p>2017-04-22 09:55:2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169397093182: <text:s/></text:p>
          </table:table-cell>
          <table:table-cell office:value-type="string" calcext:value-type="string">
            <text:p>2017-04-22 09:58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169397093182: <text:s/></text:p>
          </table:table-cell>
          <table:table-cell office:value-type="string" calcext:value-type="string">
            <text:p>2017-04-22 09:58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hardcoreMD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169396307974: <text:s/></text:p>
          </table:table-cell>
          <table:table-cell office:value-type="string" calcext:value-type="string">
            <text:p>2017-04-22 09:37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69396307974: <text:s/></text:p>
          </table:table-cell>
          <table:table-cell office:value-type="string" calcext:value-type="string">
            <text:p>2017-04-22 09:37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169396348716: <text:s/></text:p>
          </table:table-cell>
          <table:table-cell office:value-type="string" calcext:value-type="string">
            <text:p>2017-04-22 09:38:42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169396629711: <text:s/></text:p>
          </table:table-cell>
          <table:table-cell office:value-type="string" calcext:value-type="string">
            <text:p>2017-04-22 09:46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169396655746: <text:s/></text:p>
          </table:table-cell>
          <table:table-cell office:value-type="string" calcext:value-type="string">
            <text:p>2017-04-22 09:46:45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169396713976: <text:s/></text:p>
          </table:table-cell>
          <table:table-cell office:value-type="string" calcext:value-type="string">
            <text:p>2017-04-22 09:48:1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169396936100: <text:s/></text:p>
          </table:table-cell>
          <table:table-cell office:value-type="string" calcext:value-type="string">
            <text:p>2017-04-22 09:54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169396936100: <text:s/></text:p>
          </table:table-cell>
          <table:table-cell office:value-type="string" calcext:value-type="string">
            <text:p>2017-04-22 09:54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169396936100: <text:s/></text:p>
          </table:table-cell>
          <table:table-cell office:value-type="string" calcext:value-type="string">
            <text:p>2017-04-22 09:54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169396936100: <text:s/></text:p>
          </table:table-cell>
          <table:table-cell office:value-type="string" calcext:value-type="string">
            <text:p>2017-04-22 09:54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169396966177: <text:s/></text:p>
          </table:table-cell>
          <table:table-cell office:value-type="string" calcext:value-type="string">
            <text:p>2017-04-22 09:54:5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genix94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169395479814: <text:s/></text:p>
          </table:table-cell>
          <table:table-cell office:value-type="string" calcext:value-type="string">
            <text:p>2017-04-22 09:15:5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69395663483: <text:s/></text:p>
          </table:table-cell>
          <table:table-cell office:value-type="string" calcext:value-type="string">
            <text:p>2017-04-22 09:20:38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69395680921: <text:s/></text:p>
          </table:table-cell>
          <table:table-cell office:value-type="string" calcext:value-type="string">
            <text:p>2017-04-22 09:21:0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69395712068: <text:s/></text:p>
          </table:table-cell>
          <table:table-cell office:value-type="string" calcext:value-type="string">
            <text:p>2017-04-22 09:21:56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169395737787: <text:s/></text:p>
          </table:table-cell>
          <table:table-cell office:value-type="string" calcext:value-type="string">
            <text:p>2017-04-22 09:22:37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69395737787: <text:s/></text:p>
          </table:table-cell>
          <table:table-cell office:value-type="string" calcext:value-type="string">
            <text:p>2017-04-22 09:22:37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lint&lt;c&gt;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filltourt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evgenij2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9393188558: <text:s/></text:p>
          </table:table-cell>
          <table:table-cell office:value-type="string" calcext:value-type="string">
            <text:p>2017-04-22 08:08:42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69393217137: <text:s/></text:p>
          </table:table-cell>
          <table:table-cell office:value-type="string" calcext:value-type="string">
            <text:p>2017-04-22 08:09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69393247697: <text:s/></text:p>
          </table:table-cell>
          <table:table-cell office:value-type="string" calcext:value-type="string">
            <text:p>2017-04-22 08:10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9393282573: <text:s/></text:p>
          </table:table-cell>
          <table:table-cell office:value-type="string" calcext:value-type="string">
            <text:p>2017-04-22 08:11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69393300288: <text:s/></text:p>
          </table:table-cell>
          <table:table-cell office:value-type="string" calcext:value-type="string">
            <text:p>2017-04-22 08:12:1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69393312116: <text:s/></text:p>
          </table:table-cell>
          <table:table-cell office:value-type="string" calcext:value-type="string">
            <text:p>2017-04-22 08:12:3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69393346172: <text:s/></text:p>
          </table:table-cell>
          <table:table-cell office:value-type="string" calcext:value-type="string">
            <text:p>2017-04-22 08:13:3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69393438716: <text:s/></text:p>
          </table:table-cell>
          <table:table-cell office:value-type="string" calcext:value-type="string">
            <text:p>2017-04-22 08:16:1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69393502653: <text:s/></text:p>
          </table:table-cell>
          <table:table-cell office:value-type="string" calcext:value-type="string">
            <text:p>2017-04-22 08:18:14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69393530711: <text:s/></text:p>
          </table:table-cell>
          <table:table-cell office:value-type="string" calcext:value-type="string">
            <text:p>2017-04-22 08:19:0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69393559191: <text:s/></text:p>
          </table:table-cell>
          <table:table-cell office:value-type="string" calcext:value-type="string">
            <text:p>2017-04-22 08:19:5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69393590662: <text:s/></text:p>
          </table:table-cell>
          <table:table-cell office:value-type="string" calcext:value-type="string">
            <text:p>2017-04-22 08:20:5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69393605403: <text:s/></text:p>
          </table:table-cell>
          <table:table-cell office:value-type="string" calcext:value-type="string">
            <text:p>2017-04-22 08:21:23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69393647935: <text:s/></text:p>
          </table:table-cell>
          <table:table-cell office:value-type="string" calcext:value-type="string">
            <text:p>2017-04-22 08:22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69393695171: <text:s/></text:p>
          </table:table-cell>
          <table:table-cell office:value-type="string" calcext:value-type="string">
            <text:p>2017-04-22 08:24:0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69393747112: <text:s/></text:p>
          </table:table-cell>
          <table:table-cell office:value-type="string" calcext:value-type="string">
            <text:p>2017-04-22 08:25:38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69393831145: <text:s/></text:p>
          </table:table-cell>
          <table:table-cell office:value-type="string" calcext:value-type="string">
            <text:p>2017-04-22 08:28:09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69393881753: <text:s/></text:p>
          </table:table-cell>
          <table:table-cell office:value-type="string" calcext:value-type="string">
            <text:p>2017-04-22 08:29:40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69393925021: <text:s/></text:p>
          </table:table-cell>
          <table:table-cell office:value-type="string" calcext:value-type="string">
            <text:p>2017-04-22 08:30:57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69393952722: <text:s/></text:p>
          </table:table-cell>
          <table:table-cell office:value-type="string" calcext:value-type="string">
            <text:p>2017-04-22 08:31:46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169393991782: <text:s/></text:p>
          </table:table-cell>
          <table:table-cell office:value-type="string" calcext:value-type="string">
            <text:p>2017-04-22 08:32:55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69394028910: <text:s/></text:p>
          </table:table-cell>
          <table:table-cell office:value-type="string" calcext:value-type="string">
            <text:p>2017-04-22 08:34:01</text:p>
          </table:table-cell>
          <table:table-cell office:value-type="string" calcext:value-type="string">
            <text:p>'Chryseis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Dusch79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169396190555: <text:s/></text:p>
          </table:table-cell>
          <table:table-cell office:value-type="string" calcext:value-type="string">
            <text:p>2017-04-22 09:34:3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69396429410: <text:s/></text:p>
          </table:table-cell>
          <table:table-cell office:value-type="string" calcext:value-type="string">
            <text:p>2017-04-22 09:40:4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69396476758: <text:s/></text:p>
          </table:table-cell>
          <table:table-cell office:value-type="string" calcext:value-type="string">
            <text:p>2017-04-22 09:42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169396750452: <text:s/></text:p>
          </table:table-cell>
          <table:table-cell office:value-type="string" calcext:value-type="string">
            <text:p>2017-04-22 09:49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169396787279: <text:s/></text:p>
          </table:table-cell>
          <table:table-cell office:value-type="string" calcext:value-type="string">
            <text:p>2017-04-22 09:50:09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169397014708: <text:s/></text:p>
          </table:table-cell>
          <table:table-cell office:value-type="string" calcext:value-type="string">
            <text:p>2017-04-22 09:56:1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69397060819: <text:s/></text:p>
          </table:table-cell>
          <table:table-cell office:value-type="string" calcext:value-type="string">
            <text:p>2017-04-22 09:57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ostica194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69395511761: <text:s/></text:p>
          </table:table-cell>
          <table:table-cell office:value-type="string" calcext:value-type="string">
            <text:p>2017-04-22 09:16:5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169395567220: <text:s/></text:p>
          </table:table-cell>
          <table:table-cell office:value-type="string" calcext:value-type="string">
            <text:p>2017-04-22 09:18:1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169395595828: <text:s/></text:p>
          </table:table-cell>
          <table:table-cell office:value-type="string" calcext:value-type="string">
            <text:p>2017-04-22 09:19:05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69395814323: <text:s/></text:p>
          </table:table-cell>
          <table:table-cell office:value-type="string" calcext:value-type="string">
            <text:p>2017-04-22 09:24:3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69395833901: <text:s/></text:p>
          </table:table-cell>
          <table:table-cell office:value-type="string" calcext:value-type="string">
            <text:p>2017-04-22 09:25:1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169395833901: <text:s/></text:p>
          </table:table-cell>
          <table:table-cell office:value-type="string" calcext:value-type="string">
            <text:p>2017-04-22 09:25:10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169395883564: <text:s/></text:p>
          </table:table-cell>
          <table:table-cell office:value-type="string" calcext:value-type="string">
            <text:p>2017-04-22 09:26:2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169395883564: <text:s/></text:p>
          </table:table-cell>
          <table:table-cell office:value-type="string" calcext:value-type="string">
            <text:p>2017-04-22 09:26:29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69396030286: <text:s/></text:p>
          </table:table-cell>
          <table:table-cell office:value-type="string" calcext:value-type="string">
            <text:p>2017-04-22 09:30:21</text:p>
          </table:table-cell>
          <table:table-cell office:value-type="string" calcext:value-type="string">
            <text:p>'Isergin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clasicos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69394286974: <text:s/></text:p>
          </table:table-cell>
          <table:table-cell office:value-type="string" calcext:value-type="string">
            <text:p>2017-04-22 08:41:3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69394315195: <text:s/></text:p>
          </table:table-cell>
          <table:table-cell office:value-type="string" calcext:value-type="string">
            <text:p>2017-04-22 08:42:26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69394385691: <text:s/></text:p>
          </table:table-cell>
          <table:table-cell office:value-type="string" calcext:value-type="string">
            <text:p>2017-04-22 08:44:29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169394480783: <text:s/></text:p>
          </table:table-cell>
          <table:table-cell office:value-type="string" calcext:value-type="string">
            <text:p>2017-04-22 08:47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69394480783: <text:s/></text:p>
          </table:table-cell>
          <table:table-cell office:value-type="string" calcext:value-type="string">
            <text:p>2017-04-22 08:47:15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169394541882: <text:s/></text:p>
          </table:table-cell>
          <table:table-cell office:value-type="string" calcext:value-type="string">
            <text:p>2017-04-22 08:49:02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69394616444: <text:s/></text:p>
          </table:table-cell>
          <table:table-cell office:value-type="string" calcext:value-type="string">
            <text:p>2017-04-22 08:51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69394801485: <text:s/></text:p>
          </table:table-cell>
          <table:table-cell office:value-type="string" calcext:value-type="string">
            <text:p>2017-04-22 08:56:44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69394822966: <text:s/></text:p>
          </table:table-cell>
          <table:table-cell office:value-type="string" calcext:value-type="string">
            <text:p>2017-04-22 08:57:27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169395049570: <text:s/></text:p>
          </table:table-cell>
          <table:table-cell office:value-type="string" calcext:value-type="string">
            <text:p>2017-04-22 09:04:23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69395115157: <text:s/></text:p>
          </table:table-cell>
          <table:table-cell office:value-type="string" calcext:value-type="string">
            <text:p>2017-04-22 09:06:11</text:p>
          </table:table-cell>
          <table:table-cell office:value-type="string" calcext:value-type="string">
            <text:p>'Thusneld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42SILVER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69396498201: <text:s/></text:p>
          </table:table-cell>
          <table:table-cell office:value-type="string" calcext:value-type="string">
            <text:p>2017-04-22 09:42:38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169396519457: <text:s/></text:p>
          </table:table-cell>
          <table:table-cell office:value-type="string" calcext:value-type="string">
            <text:p>2017-04-22 09:43:11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69396821435: <text:s/></text:p>
          </table:table-cell>
          <table:table-cell office:value-type="string" calcext:value-type="string">
            <text:p>2017-04-22 09:51:0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169396821435: <text:s/></text:p>
          </table:table-cell>
          <table:table-cell office:value-type="string" calcext:value-type="string">
            <text:p>2017-04-22 09:51:0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69396821435: <text:s/></text:p>
          </table:table-cell>
          <table:table-cell office:value-type="string" calcext:value-type="string">
            <text:p>2017-04-22 09:51:0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169396853597: <text:s/></text:p>
          </table:table-cell>
          <table:table-cell office:value-type="string" calcext:value-type="string">
            <text:p>2017-04-22 09:51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169397093182: <text:s/></text:p>
          </table:table-cell>
          <table:table-cell office:value-type="string" calcext:value-type="string">
            <text:p>2017-04-22 09:58:43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169397104864: <text:s/></text:p>
          </table:table-cell>
          <table:table-cell office:value-type="string" calcext:value-type="string">
            <text:p>2017-04-22 09:59:0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169397166186: <text:s/></text:p>
          </table:table-cell>
          <table:table-cell office:value-type="string" calcext:value-type="string">
            <text:p>2017-04-22 10:00:54</text:p>
          </table:table-cell>
          <table:table-cell office:value-type="string" calcext:value-type="string">
            <text:p>'Ottilia</text:p>
          </table:table-cell>
          <table:table-cell office:value-type="string" calcext:value-type="string">
            <text:p>Hold'em No Limit ($0.01/$0.02 USD) - 20=</text:p>
          </table:table-cell>
          <table:table-cell office:value-type="string" calcext:value-type="string">
            <text:p>1um3n</text:p>
          </table:table-cell>
          <table:table-cell office:value-type="float" office:value="0.34" calcext:value-type="float">
            <text:p>0.34</text:p>
          </table:table-cell>
        </table:table-row>
      </table:table>
      <table:table table:name="Pivot Table_HandTableOutput2_1" table:style-name="ta1">
        <table:shapes>
          <draw:frame draw:z-index="0" draw:style-name="gr1" draw:text-style-name="P1" svg:width="170.13mm" svg:height="90.91mm" svg:x="181.42mm" svg:y="3.92mm">
            <loext:p draw:notify-on-update-of-ranges="'Pivot Table_HandTableOutput2_1'.A5:'Pivot Table_HandTableOutput2_1'.A80 'Pivot Table_HandTableOutput2_1'.D5:'Pivot Table_HandTableOutput2_1'.D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7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Pivot_20_Table_20_Field" office:value-type="string" calcext:value-type="string">
            <text:p>GameType</text:p>
          </table:table-cell>
          <table:table-cell table:style-name="ce5" office:value-type="string" calcext:value-type="string">
            <text:p>- all -</text:p>
          </table:table-cell>
          <table:table-cell table:style-name="Default"/>
          <table:table-cell/>
        </table:table-row>
        <table:table-row table:style-name="ro1">
          <table:table-cell table:style-name="Pivot_20_Table_20_Field" office:value-type="string" calcext:value-type="string">
            <text:p>Player</text:p>
          </table:table-cell>
          <table:table-cell table:style-name="ce5" office:value-type="string" calcext:value-type="string">
            <text:p>the_wicksta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6" office:value-type="string" calcext:value-type="string">
            <text:p>HandID</text:p>
          </table:table-cell>
          <table:table-cell table:style-name="ce9" office:value-type="string" calcext:value-type="string">
            <text:p>Sum - Bet</text:p>
          </table:table-cell>
          <table:table-cell/>
        </table:table-row>
        <table:table-row table:style-name="ro1">
          <table:table-cell office:value-type="string" calcext:value-type="string">
            <text:p>2017-04-22 08:08:42</text:p>
          </table:table-cell>
          <table:table-cell office:value-type="string" calcext:value-type="string">
            <text:p>169393188558: <text:s/></text:p>
          </table:table-cell>
          <table:table-cell office:value-type="float" office:value="0.14" calcext:value-type="float">
            <text:p>0.14</text:p>
          </table:table-cell>
          <table:table-cell table:formula="of:=[.C5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017-04-22 08:09:36</text:p>
          </table:table-cell>
          <table:table-cell office:value-type="string" calcext:value-type="string">
            <text:p>169393217137: <text:s/></text:p>
          </table:table-cell>
          <table:table-cell office:value-type="float" office:value="-0.07" calcext:value-type="float">
            <text:p>-0.07</text:p>
          </table:table-cell>
          <table:table-cell table:formula="of:=[.D5]+[.C6]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7-04-22 08:10:33</text:p>
          </table:table-cell>
          <table:table-cell office:value-type="string" calcext:value-type="string">
            <text:p>169393247697: <text:s/></text:p>
          </table:table-cell>
          <table:table-cell office:value-type="float" office:value="-0.03" calcext:value-type="float">
            <text:p>-0.03</text:p>
          </table:table-cell>
          <table:table-cell table:formula="of:=[.D6]+[.C7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017-04-22 08:11:38</text:p>
          </table:table-cell>
          <table:table-cell office:value-type="string" calcext:value-type="string">
            <text:p>169393282573: <text:s/></text:p>
          </table:table-cell>
          <table:table-cell office:value-type="float" office:value="-0.01" calcext:value-type="float">
            <text:p>-0.01</text:p>
          </table:table-cell>
          <table:table-cell table:formula="of:=[.D7]+[.C8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017-04-22 08:12:11</text:p>
          </table:table-cell>
          <table:table-cell office:value-type="string" calcext:value-type="string">
            <text:p>169393300288: <text:s/></text:p>
          </table:table-cell>
          <table:table-cell office:value-type="float" office:value="-0.01" calcext:value-type="float">
            <text:p>-0.01</text:p>
          </table:table-cell>
          <table:table-cell table:formula="of:=[.D8]+[.C9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017-04-22 08:12:33</text:p>
          </table:table-cell>
          <table:table-cell office:value-type="string" calcext:value-type="string">
            <text:p>169393312116: <text:s/></text:p>
          </table:table-cell>
          <table:table-cell office:value-type="float" office:value="-0.03" calcext:value-type="float">
            <text:p>-0.03</text:p>
          </table:table-cell>
          <table:table-cell table:formula="of:=[.D9]+[.C10]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2017-04-22 08:13:36</text:p>
          </table:table-cell>
          <table:table-cell office:value-type="string" calcext:value-type="string">
            <text:p>169393346172: <text:s/></text:p>
          </table:table-cell>
          <table:table-cell office:value-type="float" office:value="-0.08" calcext:value-type="float">
            <text:p>-0.08</text:p>
          </table:table-cell>
          <table:table-cell table:formula="of:=[.D10]+[.C11]"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2017-04-22 08:16:17</text:p>
          </table:table-cell>
          <table:table-cell office:value-type="string" calcext:value-type="string">
            <text:p>169393438716: <text:s/></text:p>
          </table:table-cell>
          <table:table-cell office:value-type="float" office:value="0.07" calcext:value-type="float">
            <text:p>0.07</text:p>
          </table:table-cell>
          <table:table-cell table:formula="of:=[.D11]+[.C12]"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2017-04-22 08:18:14</text:p>
          </table:table-cell>
          <table:table-cell office:value-type="string" calcext:value-type="string">
            <text:p>169393502653: <text:s/></text:p>
          </table:table-cell>
          <table:table-cell office:value-type="float" office:value="-0.03" calcext:value-type="float">
            <text:p>-0.03</text:p>
          </table:table-cell>
          <table:table-cell table:formula="of:=[.D12]+[.C13]"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2017-04-22 08:19:06</text:p>
          </table:table-cell>
          <table:table-cell office:value-type="string" calcext:value-type="string">
            <text:p>169393530711: <text:s/></text:p>
          </table:table-cell>
          <table:table-cell office:value-type="float" office:value="-0.01" calcext:value-type="float">
            <text:p>-0.01</text:p>
          </table:table-cell>
          <table:table-cell table:formula="of:=[.D13]+[.C14]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2017-04-22 08:19:58</text:p>
          </table:table-cell>
          <table:table-cell office:value-type="string" calcext:value-type="string">
            <text:p>169393559191: <text:s/></text:p>
          </table:table-cell>
          <table:table-cell office:value-type="float" office:value="0.03" calcext:value-type="float">
            <text:p>0.03</text:p>
          </table:table-cell>
          <table:table-cell table:formula="of:=[.D14]+[.C15]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2017-04-22 08:20:56</text:p>
          </table:table-cell>
          <table:table-cell office:value-type="string" calcext:value-type="string">
            <text:p>169393590662: <text:s/></text:p>
          </table:table-cell>
          <table:table-cell office:value-type="float" office:value="-0.01" calcext:value-type="float">
            <text:p>-0.01</text:p>
          </table:table-cell>
          <table:table-cell table:formula="of:=[.D15]+[.C16]"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2017-04-22 08:21:23</text:p>
          </table:table-cell>
          <table:table-cell office:value-type="string" calcext:value-type="string">
            <text:p>169393605403: <text:s/></text:p>
          </table:table-cell>
          <table:table-cell office:value-type="float" office:value="-0.15" calcext:value-type="float">
            <text:p>-0.15</text:p>
          </table:table-cell>
          <table:table-cell table:formula="of:=[.D16]+[.C17]"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2017-04-22 08:22:40</text:p>
          </table:table-cell>
          <table:table-cell office:value-type="string" calcext:value-type="string">
            <text:p>169393647935: <text:s/></text:p>
          </table:table-cell>
          <table:table-cell office:value-type="float" office:value="-0.02" calcext:value-type="float">
            <text:p>-0.02</text:p>
          </table:table-cell>
          <table:table-cell table:formula="of:=[.D17]+[.C18]" office:value-type="float" office:value="-0.21" calcext:value-type="float">
            <text:p>-0.21</text:p>
          </table:table-cell>
        </table:table-row>
        <table:table-row table:style-name="ro1">
          <table:table-cell office:value-type="string" calcext:value-type="string">
            <text:p>2017-04-22 08:24:05</text:p>
          </table:table-cell>
          <table:table-cell office:value-type="string" calcext:value-type="string">
            <text:p>169393695171: <text:s/></text:p>
          </table:table-cell>
          <table:table-cell office:value-type="float" office:value="-0.03" calcext:value-type="float">
            <text:p>-0.03</text:p>
          </table:table-cell>
          <table:table-cell table:formula="of:=[.D18]+[.C19]" office:value-type="float" office:value="-0.24" calcext:value-type="float">
            <text:p>-0.24</text:p>
          </table:table-cell>
        </table:table-row>
        <table:table-row table:style-name="ro1">
          <table:table-cell office:value-type="string" calcext:value-type="string">
            <text:p>2017-04-22 08:25:38</text:p>
          </table:table-cell>
          <table:table-cell office:value-type="string" calcext:value-type="string">
            <text:p>169393747112: <text:s/></text:p>
          </table:table-cell>
          <table:table-cell office:value-type="float" office:value="-1.13" calcext:value-type="float">
            <text:p>-1.13</text:p>
          </table:table-cell>
          <table:table-cell table:formula="of:=[.D19]+[.C20]" office:value-type="float" office:value="-1.37" calcext:value-type="float">
            <text:p>-1.37</text:p>
          </table:table-cell>
        </table:table-row>
        <table:table-row table:style-name="ro1">
          <table:table-cell office:value-type="string" calcext:value-type="string">
            <text:p>2017-04-22 08:28:09</text:p>
          </table:table-cell>
          <table:table-cell office:value-type="string" calcext:value-type="string">
            <text:p>169393831145: <text:s/></text:p>
          </table:table-cell>
          <table:table-cell office:value-type="float" office:value="-0.01" calcext:value-type="float">
            <text:p>-0.01</text:p>
          </table:table-cell>
          <table:table-cell table:formula="of:=[.D20]+[.C21]" office:value-type="float" office:value="-1.38" calcext:value-type="float">
            <text:p>-1.38</text:p>
          </table:table-cell>
        </table:table-row>
        <table:table-row table:style-name="ro1">
          <table:table-cell office:value-type="string" calcext:value-type="string">
            <text:p>2017-04-22 08:29:40</text:p>
          </table:table-cell>
          <table:table-cell office:value-type="string" calcext:value-type="string">
            <text:p>169393881753: <text:s/></text:p>
          </table:table-cell>
          <table:table-cell office:value-type="float" office:value="-0.01" calcext:value-type="float">
            <text:p>-0.01</text:p>
          </table:table-cell>
          <table:table-cell table:formula="of:=[.D21]+[.C22]" office:value-type="float" office:value="-1.39" calcext:value-type="float">
            <text:p>-1.39</text:p>
          </table:table-cell>
        </table:table-row>
        <table:table-row table:style-name="ro1">
          <table:table-cell office:value-type="string" calcext:value-type="string">
            <text:p>2017-04-22 08:30:57</text:p>
          </table:table-cell>
          <table:table-cell office:value-type="string" calcext:value-type="string">
            <text:p>169393925021: <text:s/></text:p>
          </table:table-cell>
          <table:table-cell office:value-type="float" office:value="-0.01" calcext:value-type="float">
            <text:p>-0.01</text:p>
          </table:table-cell>
          <table:table-cell table:formula="of:=[.D22]+[.C23]"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2017-04-22 08:31:46</text:p>
          </table:table-cell>
          <table:table-cell office:value-type="string" calcext:value-type="string">
            <text:p>169393952722: <text:s/></text:p>
          </table:table-cell>
          <table:table-cell office:value-type="float" office:value="-0.01" calcext:value-type="float">
            <text:p>-0.01</text:p>
          </table:table-cell>
          <table:table-cell table:formula="of:=[.D23]+[.C24]" office:value-type="float" office:value="-1.41" calcext:value-type="float">
            <text:p>-1.41</text:p>
          </table:table-cell>
        </table:table-row>
        <table:table-row table:style-name="ro1">
          <table:table-cell office:value-type="string" calcext:value-type="string">
            <text:p>2017-04-22 08:32:55</text:p>
          </table:table-cell>
          <table:table-cell office:value-type="string" calcext:value-type="string">
            <text:p>169393991782: <text:s/></text:p>
          </table:table-cell>
          <table:table-cell office:value-type="float" office:value="-0.03" calcext:value-type="float">
            <text:p>-0.03</text:p>
          </table:table-cell>
          <table:table-cell table:formula="of:=[.D24]+[.C25]" office:value-type="float" office:value="-1.44" calcext:value-type="float">
            <text:p>-1.44</text:p>
          </table:table-cell>
        </table:table-row>
        <table:table-row table:style-name="ro1">
          <table:table-cell office:value-type="string" calcext:value-type="string">
            <text:p>2017-04-22 08:34:01</text:p>
          </table:table-cell>
          <table:table-cell office:value-type="string" calcext:value-type="string">
            <text:p>169394028910: <text:s/></text:p>
          </table:table-cell>
          <table:table-cell office:value-type="float" office:value="-0.07" calcext:value-type="float">
            <text:p>-0.07</text:p>
          </table:table-cell>
          <table:table-cell table:formula="of:=[.D25]+[.C26]" office:value-type="float" office:value="-1.51" calcext:value-type="float">
            <text:p>-1.51</text:p>
          </table:table-cell>
        </table:table-row>
        <table:table-row table:style-name="ro1">
          <table:table-cell office:value-type="string" calcext:value-type="string">
            <text:p>2017-04-22 08:37:19</text:p>
          </table:table-cell>
          <table:table-cell office:value-type="string" calcext:value-type="string">
            <text:p>169394140270: <text:s/></text:p>
          </table:table-cell>
          <table:table-cell office:value-type="float" office:value="-0.02" calcext:value-type="float">
            <text:p>-0.02</text:p>
          </table:table-cell>
          <table:table-cell table:formula="of:=[.D26]+[.C27]" office:value-type="float" office:value="-1.53" calcext:value-type="float">
            <text:p>-1.53</text:p>
          </table:table-cell>
        </table:table-row>
        <table:table-row table:style-name="ro1">
          <table:table-cell office:value-type="string" calcext:value-type="string">
            <text:p>2017-04-22 08:38:09</text:p>
          </table:table-cell>
          <table:table-cell office:value-type="string" calcext:value-type="string">
            <text:p>169394168657: <text:s/></text:p>
          </table:table-cell>
          <table:table-cell office:value-type="float" office:value="-0.01" calcext:value-type="float">
            <text:p>-0.01</text:p>
          </table:table-cell>
          <table:table-cell table:formula="of:=[.D27]+[.C28]" office:value-type="float" office:value="-1.54" calcext:value-type="float">
            <text:p>-1.54</text:p>
          </table:table-cell>
        </table:table-row>
        <table:table-row table:style-name="ro1">
          <table:table-cell office:value-type="string" calcext:value-type="string">
            <text:p>2017-04-22 08:38:43</text:p>
          </table:table-cell>
          <table:table-cell office:value-type="string" calcext:value-type="string">
            <text:p>169394188132: <text:s/></text:p>
          </table:table-cell>
          <table:table-cell office:value-type="float" office:value="-0.02" calcext:value-type="float">
            <text:p>-0.02</text:p>
          </table:table-cell>
          <table:table-cell table:formula="of:=[.D28]+[.C29]" office:value-type="float" office:value="-1.56" calcext:value-type="float">
            <text:p>-1.56</text:p>
          </table:table-cell>
        </table:table-row>
        <table:table-row table:style-name="ro1">
          <table:table-cell office:value-type="string" calcext:value-type="string">
            <text:p>2017-04-22 08:40:12</text:p>
          </table:table-cell>
          <table:table-cell office:value-type="string" calcext:value-type="string">
            <text:p>169394238529: <text:s/></text:p>
          </table:table-cell>
          <table:table-cell office:value-type="float" office:value="0.62" calcext:value-type="float">
            <text:p>0.62</text:p>
          </table:table-cell>
          <table:table-cell table:formula="of:=[.D29]+[.C30]" office:value-type="float" office:value="-0.94" calcext:value-type="float">
            <text:p>-0.94</text:p>
          </table:table-cell>
        </table:table-row>
        <table:table-row table:style-name="ro1">
          <table:table-cell office:value-type="string" calcext:value-type="string">
            <text:p>2017-04-22 08:41:37</text:p>
          </table:table-cell>
          <table:table-cell office:value-type="string" calcext:value-type="string">
            <text:p>169394286974: <text:s/></text:p>
          </table:table-cell>
          <table:table-cell office:value-type="float" office:value="-0.04" calcext:value-type="float">
            <text:p>-0.04</text:p>
          </table:table-cell>
          <table:table-cell table:formula="of:=[.D30]+[.C31]" office:value-type="float" office:value="-0.98" calcext:value-type="float">
            <text:p>-0.98</text:p>
          </table:table-cell>
        </table:table-row>
        <table:table-row table:style-name="ro1">
          <table:table-cell office:value-type="string" calcext:value-type="string">
            <text:p>2017-04-22 08:42:26</text:p>
          </table:table-cell>
          <table:table-cell office:value-type="string" calcext:value-type="string">
            <text:p>169394315195: <text:s/></text:p>
          </table:table-cell>
          <table:table-cell office:value-type="float" office:value="-0.02" calcext:value-type="float">
            <text:p>-0.02</text:p>
          </table:table-cell>
          <table:table-cell table:formula="of:=[.D31]+[.C3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7-04-22 08:45:56</text:p>
          </table:table-cell>
          <table:table-cell office:value-type="string" calcext:value-type="string">
            <text:p>169394435051: <text:s/></text:p>
          </table:table-cell>
          <table:table-cell office:value-type="float" office:value="-0.02" calcext:value-type="float">
            <text:p>-0.02</text:p>
          </table:table-cell>
          <table:table-cell table:formula="of:=[.D32]+[.C33]" office:value-type="float" office:value="-1.02" calcext:value-type="float">
            <text:p>-1.02</text:p>
          </table:table-cell>
        </table:table-row>
        <table:table-row table:style-name="ro1">
          <table:table-cell office:value-type="string" calcext:value-type="string">
            <text:p>2017-04-22 08:46:29</text:p>
          </table:table-cell>
          <table:table-cell office:value-type="string" calcext:value-type="string">
            <text:p>169394453850: <text:s/></text:p>
          </table:table-cell>
          <table:table-cell office:value-type="float" office:value="-0.01" calcext:value-type="float">
            <text:p>-0.01</text:p>
          </table:table-cell>
          <table:table-cell table:formula="of:=[.D33]+[.C34]" office:value-type="float" office:value="-1.03" calcext:value-type="float">
            <text:p>-1.03</text:p>
          </table:table-cell>
        </table:table-row>
        <table:table-row table:style-name="ro1">
          <table:table-cell office:value-type="string" calcext:value-type="string">
            <text:p>2017-04-22 08:47:55</text:p>
          </table:table-cell>
          <table:table-cell office:value-type="string" calcext:value-type="string">
            <text:p>169394503383: <text:s/></text:p>
          </table:table-cell>
          <table:table-cell office:value-type="float" office:value="0" calcext:value-type="float">
            <text:p>0</text:p>
          </table:table-cell>
          <table:table-cell table:formula="of:=[.D34]+[.C35]" office:value-type="float" office:value="-1.03" calcext:value-type="float">
            <text:p>-1.03</text:p>
          </table:table-cell>
        </table:table-row>
        <table:table-row table:style-name="ro1">
          <table:table-cell office:value-type="string" calcext:value-type="string">
            <text:p>2017-04-22 08:51:39</text:p>
          </table:table-cell>
          <table:table-cell office:value-type="string" calcext:value-type="string">
            <text:p>169394632454: <text:s/></text:p>
          </table:table-cell>
          <table:table-cell office:value-type="float" office:value="-0.48" calcext:value-type="float">
            <text:p>-0.48</text:p>
          </table:table-cell>
          <table:table-cell table:formula="of:=[.D35]+[.C36]" office:value-type="float" office:value="-1.51" calcext:value-type="float">
            <text:p>-1.51</text:p>
          </table:table-cell>
        </table:table-row>
        <table:table-row table:style-name="ro1">
          <table:table-cell office:value-type="string" calcext:value-type="string">
            <text:p>2017-04-22 08:53:08</text:p>
          </table:table-cell>
          <table:table-cell office:value-type="string" calcext:value-type="string">
            <text:p>169394684093: <text:s/></text:p>
          </table:table-cell>
          <table:table-cell office:value-type="float" office:value="-0.01" calcext:value-type="float">
            <text:p>-0.01</text:p>
          </table:table-cell>
          <table:table-cell table:formula="of:=[.D36]+[.C37]" office:value-type="float" office:value="-1.52" calcext:value-type="float">
            <text:p>-1.52</text:p>
          </table:table-cell>
        </table:table-row>
        <table:table-row table:style-name="ro1">
          <table:table-cell office:value-type="string" calcext:value-type="string">
            <text:p>2017-04-22 08:53:46</text:p>
          </table:table-cell>
          <table:table-cell office:value-type="string" calcext:value-type="string">
            <text:p>169394706018: <text:s/></text:p>
          </table:table-cell>
          <table:table-cell office:value-type="float" office:value="-0.19" calcext:value-type="float">
            <text:p>-0.19</text:p>
          </table:table-cell>
          <table:table-cell table:formula="of:=[.D37]+[.C38]" office:value-type="float" office:value="-1.71" calcext:value-type="float">
            <text:p>-1.71</text:p>
          </table:table-cell>
        </table:table-row>
        <table:table-row table:style-name="ro1">
          <table:table-cell office:value-type="string" calcext:value-type="string">
            <text:p>2017-04-22 08:55:15</text:p>
          </table:table-cell>
          <table:table-cell office:value-type="string" calcext:value-type="string">
            <text:p>169394757142: <text:s/></text:p>
          </table:table-cell>
          <table:table-cell office:value-type="float" office:value="-0.02" calcext:value-type="float">
            <text:p>-0.02</text:p>
          </table:table-cell>
          <table:table-cell table:formula="of:=[.D38]+[.C39]" office:value-type="float" office:value="-1.73" calcext:value-type="float">
            <text:p>-1.73</text:p>
          </table:table-cell>
        </table:table-row>
        <table:table-row table:style-name="ro1">
          <table:table-cell office:value-type="string" calcext:value-type="string">
            <text:p>2017-04-22 08:56:44</text:p>
          </table:table-cell>
          <table:table-cell office:value-type="string" calcext:value-type="string">
            <text:p>169394801485: <text:s/></text:p>
          </table:table-cell>
          <table:table-cell office:value-type="float" office:value="-0.02" calcext:value-type="float">
            <text:p>-0.02</text:p>
          </table:table-cell>
          <table:table-cell table:formula="of:=[.D39]+[.C40]" office:value-type="float" office:value="-1.75" calcext:value-type="float">
            <text:p>-1.75</text:p>
          </table:table-cell>
        </table:table-row>
        <table:table-row table:style-name="ro1">
          <table:table-cell office:value-type="string" calcext:value-type="string">
            <text:p>2017-04-22 08:58:38</text:p>
          </table:table-cell>
          <table:table-cell office:value-type="string" calcext:value-type="string">
            <text:p>169394858216: <text:s/></text:p>
          </table:table-cell>
          <table:table-cell office:value-type="float" office:value="-0.02" calcext:value-type="float">
            <text:p>-0.02</text:p>
          </table:table-cell>
          <table:table-cell table:formula="of:=[.D40]+[.C41]" office:value-type="float" office:value="-1.77" calcext:value-type="float">
            <text:p>-1.77</text:p>
          </table:table-cell>
        </table:table-row>
        <table:table-row table:style-name="ro1">
          <table:table-cell office:value-type="string" calcext:value-type="string">
            <text:p>2017-04-22 08:59:51</text:p>
          </table:table-cell>
          <table:table-cell office:value-type="string" calcext:value-type="string">
            <text:p>169394894877: <text:s/></text:p>
          </table:table-cell>
          <table:table-cell office:value-type="float" office:value="-0.01" calcext:value-type="float">
            <text:p>-0.01</text:p>
          </table:table-cell>
          <table:table-cell table:formula="of:=[.D41]+[.C42]" office:value-type="float" office:value="-1.78" calcext:value-type="float">
            <text:p>-1.78</text:p>
          </table:table-cell>
        </table:table-row>
        <table:table-row table:style-name="ro1">
          <table:table-cell office:value-type="string" calcext:value-type="string">
            <text:p>2017-04-22 09:03:17</text:p>
          </table:table-cell>
          <table:table-cell office:value-type="string" calcext:value-type="string">
            <text:p>169395010247: <text:s/></text:p>
          </table:table-cell>
          <table:table-cell office:value-type="float" office:value="-0.01" calcext:value-type="float">
            <text:p>-0.01</text:p>
          </table:table-cell>
          <table:table-cell table:formula="of:=[.D42]+[.C43]" office:value-type="float" office:value="-1.79" calcext:value-type="float">
            <text:p>-1.79</text:p>
          </table:table-cell>
        </table:table-row>
        <table:table-row table:style-name="ro1">
          <table:table-cell office:value-type="string" calcext:value-type="string">
            <text:p>2017-04-22 09:04:23</text:p>
          </table:table-cell>
          <table:table-cell office:value-type="string" calcext:value-type="string">
            <text:p>169395049570: <text:s/></text:p>
          </table:table-cell>
          <table:table-cell office:value-type="float" office:value="-0.06" calcext:value-type="float">
            <text:p>-0.06</text:p>
          </table:table-cell>
          <table:table-cell table:formula="of:=[.D43]+[.C44]" office:value-type="float" office:value="-1.85" calcext:value-type="float">
            <text:p>-1.85</text:p>
          </table:table-cell>
        </table:table-row>
        <table:table-row table:style-name="ro1">
          <table:table-cell office:value-type="string" calcext:value-type="string">
            <text:p>2017-04-22 09:08:17</text:p>
          </table:table-cell>
          <table:table-cell office:value-type="string" calcext:value-type="string">
            <text:p>169395192977: <text:s/></text:p>
          </table:table-cell>
          <table:table-cell office:value-type="float" office:value="-0.02" calcext:value-type="float">
            <text:p>-0.02</text:p>
          </table:table-cell>
          <table:table-cell table:formula="of:=[.D44]+[.C45]" office:value-type="float" office:value="-1.87" calcext:value-type="float">
            <text:p>-1.87</text:p>
          </table:table-cell>
        </table:table-row>
        <table:table-row table:style-name="ro1">
          <table:table-cell office:value-type="string" calcext:value-type="string">
            <text:p>2017-04-22 09:09:23</text:p>
          </table:table-cell>
          <table:table-cell office:value-type="string" calcext:value-type="string">
            <text:p>169395234140: <text:s/></text:p>
          </table:table-cell>
          <table:table-cell office:value-type="float" office:value="-0.01" calcext:value-type="float">
            <text:p>-0.01</text:p>
          </table:table-cell>
          <table:table-cell table:formula="of:=[.D45]+[.C46]" office:value-type="float" office:value="-1.88" calcext:value-type="float">
            <text:p>-1.88</text:p>
          </table:table-cell>
        </table:table-row>
        <table:table-row table:style-name="ro1">
          <table:table-cell office:value-type="string" calcext:value-type="string">
            <text:p>2017-04-22 09:10:18</text:p>
          </table:table-cell>
          <table:table-cell office:value-type="string" calcext:value-type="string">
            <text:p>169395268128: <text:s/></text:p>
          </table:table-cell>
          <table:table-cell office:value-type="float" office:value="-0.01" calcext:value-type="float">
            <text:p>-0.01</text:p>
          </table:table-cell>
          <table:table-cell table:formula="of:=[.D46]+[.C47]" office:value-type="float" office:value="-1.89" calcext:value-type="float">
            <text:p>-1.89</text:p>
          </table:table-cell>
        </table:table-row>
        <table:table-row table:style-name="ro1">
          <table:table-cell office:value-type="string" calcext:value-type="string">
            <text:p>2017-04-22 09:15:59</text:p>
          </table:table-cell>
          <table:table-cell office:value-type="string" calcext:value-type="string">
            <text:p>169395479814: <text:s/></text:p>
          </table:table-cell>
          <table:table-cell office:value-type="float" office:value="0" calcext:value-type="float">
            <text:p>0</text:p>
          </table:table-cell>
          <table:table-cell table:formula="of:=[.D47]+[.C48]" office:value-type="float" office:value="-1.89" calcext:value-type="float">
            <text:p>-1.89</text:p>
          </table:table-cell>
        </table:table-row>
        <table:table-row table:style-name="ro1">
          <table:table-cell office:value-type="string" calcext:value-type="string">
            <text:p>2017-04-22 09:16:50</text:p>
          </table:table-cell>
          <table:table-cell office:value-type="string" calcext:value-type="string">
            <text:p>169395511761: <text:s/></text:p>
          </table:table-cell>
          <table:table-cell office:value-type="float" office:value="-0.34" calcext:value-type="float">
            <text:p>-0.34</text:p>
          </table:table-cell>
          <table:table-cell table:formula="of:=[.D48]+[.C49]" office:value-type="float" office:value="-2.23" calcext:value-type="float">
            <text:p>-2.23</text:p>
          </table:table-cell>
        </table:table-row>
        <table:table-row table:style-name="ro1">
          <table:table-cell office:value-type="string" calcext:value-type="string">
            <text:p>2017-04-22 09:18:19</text:p>
          </table:table-cell>
          <table:table-cell office:value-type="string" calcext:value-type="string">
            <text:p>169395567220: <text:s/></text:p>
          </table:table-cell>
          <table:table-cell office:value-type="float" office:value="-0.08" calcext:value-type="float">
            <text:p>-0.08</text:p>
          </table:table-cell>
          <table:table-cell table:formula="of:=[.D49]+[.C50]" office:value-type="float" office:value="-2.31" calcext:value-type="float">
            <text:p>-2.31</text:p>
          </table:table-cell>
        </table:table-row>
        <table:table-row table:style-name="ro1">
          <table:table-cell office:value-type="string" calcext:value-type="string">
            <text:p>2017-04-22 09:19:05</text:p>
          </table:table-cell>
          <table:table-cell office:value-type="string" calcext:value-type="string">
            <text:p>169395595828: <text:s/></text:p>
          </table:table-cell>
          <table:table-cell office:value-type="float" office:value="-0.09" calcext:value-type="float">
            <text:p>-0.09</text:p>
          </table:table-cell>
          <table:table-cell table:formula="of:=[.D50]+[.C51]"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2017-04-22 09:21:56</text:p>
          </table:table-cell>
          <table:table-cell office:value-type="string" calcext:value-type="string">
            <text:p>169395712068: <text:s/></text:p>
          </table:table-cell>
          <table:table-cell office:value-type="float" office:value="-0.08" calcext:value-type="float">
            <text:p>-0.08</text:p>
          </table:table-cell>
          <table:table-cell table:formula="of:=[.D51]+[.C52]" office:value-type="float" office:value="-2.48" calcext:value-type="float">
            <text:p>-2.48</text:p>
          </table:table-cell>
        </table:table-row>
        <table:table-row table:style-name="ro1">
          <table:table-cell office:value-type="string" calcext:value-type="string">
            <text:p>2017-04-22 09:22:37</text:p>
          </table:table-cell>
          <table:table-cell office:value-type="string" calcext:value-type="string">
            <text:p>169395737787: <text:s/></text:p>
          </table:table-cell>
          <table:table-cell office:value-type="float" office:value="-0.02" calcext:value-type="float">
            <text:p>-0.02</text:p>
          </table:table-cell>
          <table:table-cell table:formula="of:=[.D52]+[.C53]"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2017-04-22 09:23:14</text:p>
          </table:table-cell>
          <table:table-cell office:value-type="string" calcext:value-type="string">
            <text:p>169395761073: <text:s/></text:p>
          </table:table-cell>
          <table:table-cell office:value-type="float" office:value="-0.42" calcext:value-type="float">
            <text:p>-0.42</text:p>
          </table:table-cell>
          <table:table-cell table:formula="of:=[.D53]+[.C54]" office:value-type="float" office:value="-2.92" calcext:value-type="float">
            <text:p>-2.92</text:p>
          </table:table-cell>
        </table:table-row>
        <table:table-row table:style-name="ro1">
          <table:table-cell office:value-type="string" calcext:value-type="string">
            <text:p>2017-04-22 09:24:39</text:p>
          </table:table-cell>
          <table:table-cell office:value-type="string" calcext:value-type="string">
            <text:p>169395814323: <text:s/></text:p>
          </table:table-cell>
          <table:table-cell office:value-type="float" office:value="-0.03" calcext:value-type="float">
            <text:p>-0.03</text:p>
          </table:table-cell>
          <table:table-cell table:formula="of:=[.D54]+[.C55]" office:value-type="float" office:value="-2.95" calcext:value-type="float">
            <text:p>-2.95</text:p>
          </table:table-cell>
        </table:table-row>
        <table:table-row table:style-name="ro1">
          <table:table-cell office:value-type="string" calcext:value-type="string">
            <text:p>2017-04-22 09:25:10</text:p>
          </table:table-cell>
          <table:table-cell office:value-type="string" calcext:value-type="string">
            <text:p>169395833901: <text:s/></text:p>
          </table:table-cell>
          <table:table-cell office:value-type="float" office:value="-0.04" calcext:value-type="float">
            <text:p>-0.04</text:p>
          </table:table-cell>
          <table:table-cell table:formula="of:=[.D55]+[.C56]" office:value-type="float" office:value="-2.99" calcext:value-type="float">
            <text:p>-2.99</text:p>
          </table:table-cell>
        </table:table-row>
        <table:table-row table:style-name="ro1">
          <table:table-cell office:value-type="string" calcext:value-type="string">
            <text:p>2017-04-22 09:25:41</text:p>
          </table:table-cell>
          <table:table-cell office:value-type="string" calcext:value-type="string">
            <text:p>169395853230: <text:s/></text:p>
          </table:table-cell>
          <table:table-cell office:value-type="float" office:value="-0.02" calcext:value-type="float">
            <text:p>-0.02</text:p>
          </table:table-cell>
          <table:table-cell table:formula="of:=[.D56]+[.C57]" office:value-type="float" office:value="-3.01" calcext:value-type="float">
            <text:p>-3.01</text:p>
          </table:table-cell>
        </table:table-row>
        <table:table-row table:style-name="ro1">
          <table:table-cell office:value-type="string" calcext:value-type="string">
            <text:p>2017-04-22 09:27:14</text:p>
          </table:table-cell>
          <table:table-cell office:value-type="string" calcext:value-type="string">
            <text:p>169395911808: <text:s/></text:p>
          </table:table-cell>
          <table:table-cell office:value-type="float" office:value="-0.07" calcext:value-type="float">
            <text:p>-0.07</text:p>
          </table:table-cell>
          <table:table-cell table:formula="of:=[.D57]+[.C58]" office:value-type="float" office:value="-3.08" calcext:value-type="float">
            <text:p>-3.08</text:p>
          </table:table-cell>
        </table:table-row>
        <table:table-row table:style-name="ro1">
          <table:table-cell office:value-type="string" calcext:value-type="string">
            <text:p>2017-04-22 09:28:16</text:p>
          </table:table-cell>
          <table:table-cell office:value-type="string" calcext:value-type="string">
            <text:p>169395950821: <text:s/></text:p>
          </table:table-cell>
          <table:table-cell office:value-type="float" office:value="-0.1" calcext:value-type="float">
            <text:p>-0.1</text:p>
          </table:table-cell>
          <table:table-cell table:formula="of:=[.D58]+[.C59]" office:value-type="float" office:value="-3.18" calcext:value-type="float">
            <text:p>-3.18</text:p>
          </table:table-cell>
        </table:table-row>
        <table:table-row table:style-name="ro1">
          <table:table-cell office:value-type="string" calcext:value-type="string">
            <text:p>2017-04-22 09:29:25</text:p>
          </table:table-cell>
          <table:table-cell office:value-type="string" calcext:value-type="string">
            <text:p>169395994476: <text:s/></text:p>
          </table:table-cell>
          <table:table-cell office:value-type="float" office:value="-0.01" calcext:value-type="float">
            <text:p>-0.01</text:p>
          </table:table-cell>
          <table:table-cell table:formula="of:=[.D59]+[.C60]" office:value-type="float" office:value="-3.19" calcext:value-type="float">
            <text:p>-3.19</text:p>
          </table:table-cell>
        </table:table-row>
        <table:table-row table:style-name="ro1">
          <table:table-cell office:value-type="string" calcext:value-type="string">
            <text:p>2017-04-22 09:30:21</text:p>
          </table:table-cell>
          <table:table-cell office:value-type="string" calcext:value-type="string">
            <text:p>169396030286: <text:s/></text:p>
          </table:table-cell>
          <table:table-cell office:value-type="float" office:value="-0.17" calcext:value-type="float">
            <text:p>-0.17</text:p>
          </table:table-cell>
          <table:table-cell table:formula="of:=[.D60]+[.C61]" office:value-type="float" office:value="-3.36" calcext:value-type="float">
            <text:p>-3.36</text:p>
          </table:table-cell>
        </table:table-row>
        <table:table-row table:style-name="ro1">
          <table:table-cell office:value-type="string" calcext:value-type="string">
            <text:p>2017-04-22 09:34:33</text:p>
          </table:table-cell>
          <table:table-cell office:value-type="string" calcext:value-type="string">
            <text:p>169396190555: <text:s/></text:p>
          </table:table-cell>
          <table:table-cell office:value-type="float" office:value="-0.02" calcext:value-type="float">
            <text:p>-0.02</text:p>
          </table:table-cell>
          <table:table-cell table:formula="of:=[.D61]+[.C62]" office:value-type="float" office:value="-3.38" calcext:value-type="float">
            <text:p>-3.38</text:p>
          </table:table-cell>
        </table:table-row>
        <table:table-row table:style-name="ro1">
          <table:table-cell office:value-type="string" calcext:value-type="string">
            <text:p>2017-04-22 09:35:09</text:p>
          </table:table-cell>
          <table:table-cell office:value-type="string" calcext:value-type="string">
            <text:p>169396213141: <text:s/></text:p>
          </table:table-cell>
          <table:table-cell office:value-type="float" office:value="-0.07" calcext:value-type="float">
            <text:p>-0.07</text:p>
          </table:table-cell>
          <table:table-cell table:formula="of:=[.D62]+[.C63]" office:value-type="float" office:value="-3.45" calcext:value-type="float">
            <text:p>-3.45</text:p>
          </table:table-cell>
        </table:table-row>
        <table:table-row table:style-name="ro1">
          <table:table-cell office:value-type="string" calcext:value-type="string">
            <text:p>2017-04-22 09:36:38</text:p>
          </table:table-cell>
          <table:table-cell office:value-type="string" calcext:value-type="string">
            <text:p>169396269335: <text:s/></text:p>
          </table:table-cell>
          <table:table-cell office:value-type="float" office:value="0.84" calcext:value-type="float">
            <text:p>0.84</text:p>
          </table:table-cell>
          <table:table-cell table:formula="of:=[.D63]+[.C64]"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2017-04-22 09:38:42</text:p>
          </table:table-cell>
          <table:table-cell office:value-type="string" calcext:value-type="string">
            <text:p>169396348716: <text:s/></text:p>
          </table:table-cell>
          <table:table-cell office:value-type="float" office:value="-0.04" calcext:value-type="float">
            <text:p>-0.04</text:p>
          </table:table-cell>
          <table:table-cell table:formula="of:=[.D64]+[.C65]" office:value-type="float" office:value="-2.65" calcext:value-type="float">
            <text:p>-2.65</text:p>
          </table:table-cell>
        </table:table-row>
        <table:table-row table:style-name="ro1">
          <table:table-cell office:value-type="string" calcext:value-type="string">
            <text:p>2017-04-22 09:42:04</text:p>
          </table:table-cell>
          <table:table-cell office:value-type="string" calcext:value-type="string">
            <text:p>169396476758: <text:s/></text:p>
          </table:table-cell>
          <table:table-cell office:value-type="float" office:value="-0.02" calcext:value-type="float">
            <text:p>-0.02</text:p>
          </table:table-cell>
          <table:table-cell table:formula="of:=[.D65]+[.C66]" office:value-type="float" office:value="-2.67" calcext:value-type="float">
            <text:p>-2.67</text:p>
          </table:table-cell>
        </table:table-row>
        <table:table-row table:style-name="ro1">
          <table:table-cell office:value-type="string" calcext:value-type="string">
            <text:p>2017-04-22 09:42:38</text:p>
          </table:table-cell>
          <table:table-cell office:value-type="string" calcext:value-type="string">
            <text:p>169396498201: <text:s/></text:p>
          </table:table-cell>
          <table:table-cell office:value-type="float" office:value="-0.01" calcext:value-type="float">
            <text:p>-0.01</text:p>
          </table:table-cell>
          <table:table-cell table:formula="of:=[.D66]+[.C67]" office:value-type="float" office:value="-2.68" calcext:value-type="float">
            <text:p>-2.68</text:p>
          </table:table-cell>
        </table:table-row>
        <table:table-row table:style-name="ro1">
          <table:table-cell office:value-type="string" calcext:value-type="string">
            <text:p>2017-04-22 09:43:11</text:p>
          </table:table-cell>
          <table:table-cell office:value-type="string" calcext:value-type="string">
            <text:p>169396519457: <text:s/></text:p>
          </table:table-cell>
          <table:table-cell office:value-type="float" office:value="-0.06" calcext:value-type="float">
            <text:p>-0.06</text:p>
          </table:table-cell>
          <table:table-cell table:formula="of:=[.D67]+[.C68]" office:value-type="float" office:value="-2.74" calcext:value-type="float">
            <text:p>-2.74</text:p>
          </table:table-cell>
        </table:table-row>
        <table:table-row table:style-name="ro1">
          <table:table-cell office:value-type="string" calcext:value-type="string">
            <text:p>2017-04-22 09:44:11</text:p>
          </table:table-cell>
          <table:table-cell office:value-type="string" calcext:value-type="string">
            <text:p>169396557284: <text:s/></text:p>
          </table:table-cell>
          <table:table-cell office:value-type="float" office:value="0.51" calcext:value-type="float">
            <text:p>0.51</text:p>
          </table:table-cell>
          <table:table-cell table:formula="of:=[.D68]+[.C69]" office:value-type="float" office:value="-2.23" calcext:value-type="float">
            <text:p>-2.23</text:p>
          </table:table-cell>
        </table:table-row>
        <table:table-row table:style-name="ro1">
          <table:table-cell office:value-type="string" calcext:value-type="string">
            <text:p>2017-04-22 09:45:26</text:p>
          </table:table-cell>
          <table:table-cell office:value-type="string" calcext:value-type="string">
            <text:p>169396605536: <text:s/></text:p>
          </table:table-cell>
          <table:table-cell office:value-type="float" office:value="-0.06" calcext:value-type="float">
            <text:p>-0.06</text:p>
          </table:table-cell>
          <table:table-cell table:formula="of:=[.D69]+[.C70]" office:value-type="float" office:value="-2.29" calcext:value-type="float">
            <text:p>-2.29</text:p>
          </table:table-cell>
        </table:table-row>
        <table:table-row table:style-name="ro1">
          <table:table-cell office:value-type="string" calcext:value-type="string">
            <text:p>2017-04-22 09:49:11</text:p>
          </table:table-cell>
          <table:table-cell office:value-type="string" calcext:value-type="string">
            <text:p>169396750452: <text:s/></text:p>
          </table:table-cell>
          <table:table-cell office:value-type="float" office:value="-0.02" calcext:value-type="float">
            <text:p>-0.02</text:p>
          </table:table-cell>
          <table:table-cell table:formula="of:=[.D70]+[.C71]" office:value-type="float" office:value="-2.31" calcext:value-type="float">
            <text:p>-2.31</text:p>
          </table:table-cell>
        </table:table-row>
        <table:table-row table:style-name="ro1">
          <table:table-cell office:value-type="string" calcext:value-type="string">
            <text:p>2017-04-22 09:50:09</text:p>
          </table:table-cell>
          <table:table-cell office:value-type="string" calcext:value-type="string">
            <text:p>169396787279: <text:s/></text:p>
          </table:table-cell>
          <table:table-cell office:value-type="float" office:value="-0.02" calcext:value-type="float">
            <text:p>-0.02</text:p>
          </table:table-cell>
          <table:table-cell table:formula="of:=[.D71]+[.C72]" office:value-type="float" office:value="-2.33" calcext:value-type="float">
            <text:p>-2.33</text:p>
          </table:table-cell>
        </table:table-row>
        <table:table-row table:style-name="ro1">
          <table:table-cell office:value-type="string" calcext:value-type="string">
            <text:p>2017-04-22 09:51:03</text:p>
          </table:table-cell>
          <table:table-cell office:value-type="string" calcext:value-type="string">
            <text:p>169396821435: <text:s/></text:p>
          </table:table-cell>
          <table:table-cell office:value-type="float" office:value="-0.01" calcext:value-type="float">
            <text:p>-0.01</text:p>
          </table:table-cell>
          <table:table-cell table:formula="of:=[.D72]+[.C73]" office:value-type="float" office:value="-2.34" calcext:value-type="float">
            <text:p>-2.34</text:p>
          </table:table-cell>
        </table:table-row>
        <table:table-row table:style-name="ro1">
          <table:table-cell office:value-type="string" calcext:value-type="string">
            <text:p>2017-04-22 09:51:54</text:p>
          </table:table-cell>
          <table:table-cell office:value-type="string" calcext:value-type="string">
            <text:p>169396853597: <text:s/></text:p>
          </table:table-cell>
          <table:table-cell office:value-type="float" office:value="-0.04" calcext:value-type="float">
            <text:p>-0.04</text:p>
          </table:table-cell>
          <table:table-cell table:formula="of:=[.D73]+[.C74]" office:value-type="float" office:value="-2.38" calcext:value-type="float">
            <text:p>-2.38</text:p>
          </table:table-cell>
        </table:table-row>
        <table:table-row table:style-name="ro1">
          <table:table-cell office:value-type="string" calcext:value-type="string">
            <text:p>2017-04-22 09:54:51</text:p>
          </table:table-cell>
          <table:table-cell office:value-type="string" calcext:value-type="string">
            <text:p>169396966177: <text:s/></text:p>
          </table:table-cell>
          <table:table-cell office:value-type="float" office:value="-0.01" calcext:value-type="float">
            <text:p>-0.01</text:p>
          </table:table-cell>
          <table:table-cell table:formula="of:=[.D74]+[.C75]" office:value-type="float" office:value="-2.39" calcext:value-type="float">
            <text:p>-2.39</text:p>
          </table:table-cell>
        </table:table-row>
        <table:table-row table:style-name="ro1">
          <table:table-cell office:value-type="string" calcext:value-type="string">
            <text:p>2017-04-22 09:55:22</text:p>
          </table:table-cell>
          <table:table-cell office:value-type="string" calcext:value-type="string">
            <text:p>169396984799: <text:s/></text:p>
          </table:table-cell>
          <table:table-cell office:value-type="float" office:value="-0.03" calcext:value-type="float">
            <text:p>-0.03</text:p>
          </table:table-cell>
          <table:table-cell table:formula="of:=[.D75]+[.C76]" office:value-type="float" office:value="-2.42" calcext:value-type="float">
            <text:p>-2.42</text:p>
          </table:table-cell>
        </table:table-row>
        <table:table-row table:style-name="ro1">
          <table:table-cell office:value-type="string" calcext:value-type="string">
            <text:p>2017-04-22 09:57:43</text:p>
          </table:table-cell>
          <table:table-cell office:value-type="string" calcext:value-type="string">
            <text:p>169397060819: <text:s/></text:p>
          </table:table-cell>
          <table:table-cell office:value-type="float" office:value="-0.06" calcext:value-type="float">
            <text:p>-0.06</text:p>
          </table:table-cell>
          <table:table-cell table:formula="of:=[.D76]+[.C77]" office:value-type="float" office:value="-2.48" calcext:value-type="float">
            <text:p>-2.48</text:p>
          </table:table-cell>
        </table:table-row>
        <table:table-row table:style-name="ro1">
          <table:table-cell office:value-type="string" calcext:value-type="string">
            <text:p>2017-04-22 09:58:43</text:p>
          </table:table-cell>
          <table:table-cell office:value-type="string" calcext:value-type="string">
            <text:p>169397093182: <text:s/></text:p>
          </table:table-cell>
          <table:table-cell office:value-type="float" office:value="-0.01" calcext:value-type="float">
            <text:p>-0.01</text:p>
          </table:table-cell>
          <table:table-cell table:formula="of:=[.D77]+[.C78]" office:value-type="float" office:value="-2.49" calcext:value-type="float">
            <text:p>-2.49</text:p>
          </table:table-cell>
        </table:table-row>
        <table:table-row table:style-name="ro1">
          <table:table-cell office:value-type="string" calcext:value-type="string">
            <text:p>2017-04-22 09:59:04</text:p>
          </table:table-cell>
          <table:table-cell office:value-type="string" calcext:value-type="string">
            <text:p>169397104864: <text:s/></text:p>
          </table:table-cell>
          <table:table-cell office:value-type="float" office:value="-0.08" calcext:value-type="float">
            <text:p>-0.08</text:p>
          </table:table-cell>
          <table:table-cell table:formula="of:=[.D78]+[.C79]" office:value-type="float" office:value="-2.57" calcext:value-type="float">
            <text:p>-2.57</text:p>
          </table:table-cell>
        </table:table-row>
        <table:table-row table:style-name="ro1">
          <table:table-cell office:value-type="string" calcext:value-type="string">
            <text:p>2017-04-22 09:59:45</text:p>
          </table:table-cell>
          <table:table-cell office:value-type="string" calcext:value-type="string">
            <text:p>169397126979: <text:s/></text:p>
          </table:table-cell>
          <table:table-cell office:value-type="float" office:value="-0.07" calcext:value-type="float">
            <text:p>-0.07</text:p>
          </table:table-cell>
          <table:table-cell table:formula="of:=[.D79]+[.C80]" office:value-type="float" office:value="-2.64" calcext:value-type="float">
            <text:p>-2.64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1" office:value-type="float" office:value="-2.64" calcext:value-type="float">
            <text:p>-2.64</text:p>
          </table:table-cell>
          <table:table-cell/>
        </table:table-row>
      </table:table>
      <table:named-expressions/>
      <table:database-ranges>
        <table:database-range table:name="__Anonymous_Sheet_DB__0" table:target-range-address="HandTableOutput2.A1:HandTableOutput2.G826" table:display-filter-buttons="true">
          <table:sort>
            <table:sort-by table:field-number="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HandTableOutput2_1'.A1:'Pivot Table_HandTableOutput2_1'.C81" table:buttons="'Pivot Table_HandTableOutput2_1'.A1 'Pivot Table_HandTableOutput2_1'.A2 'Pivot Table_HandTableOutput2_1'.A4 'Pivot Table_HandTableOutput2_1'.B4" table:show-filter-button="false" table:drill-down-on-double-click="false">
          <table:source-cell-range table:cell-range-address="HandTableOutput2.A1:HandTableOutput2.G826"/>
          <table:data-pilot-field table:source-field-name="GameType" table:orientation="page" table:used-hierarchy="0" table:function="auto" loext:ignore-selected-page="true" table:selected-page="Hold'em No Limit ($0.01/$0.02 USD) - 20=">
            <table:data-pilot-level table:show-empty="false" calcext:repeat-item-labels="false">
              <table:data-pilot-members>
                <table:data-pilot-member table:name="Hold'em No Limit ($0.01/$0.02 USD) - 20=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yer" table:orientation="page" table:used-hierarchy="0" table:function="auto" loext:ignore-selected-page="true" table:selected-page="1um3n">
            <table:data-pilot-level table:show-empty="false" calcext:repeat-item-labels="false">
              <table:data-pilot-members>
                <table:data-pilot-member table:name="1um3n" table:display="true" table:show-details="true"/>
                <table:data-pilot-member table:name="42SILVER42" table:display="true" table:show-details="true"/>
                <table:data-pilot-member table:name="clasicos" table:display="true" table:show-details="true"/>
                <table:data-pilot-member table:name="costica1949" table:display="true" table:show-details="true"/>
                <table:data-pilot-member table:name="Dusch799" table:display="true" table:show-details="true"/>
                <table:data-pilot-member table:name="evgenij2125" table:display="true" table:show-details="true"/>
                <table:data-pilot-member table:name="filltourt" table:display="true" table:show-details="true"/>
                <table:data-pilot-member table:name="Flint&lt;c&gt;" table:display="true" table:show-details="true"/>
                <table:data-pilot-member table:name="genix94" table:display="true" table:show-details="true"/>
                <table:data-pilot-member table:name="hardcoreMD" table:display="true" table:show-details="true"/>
                <table:data-pilot-member table:name="Hollywoody" table:display="true" table:show-details="true"/>
                <table:data-pilot-member table:name="koala2010697" table:display="true" table:show-details="true"/>
                <table:data-pilot-member table:name="KykkaBR" table:display="true" table:show-details="true"/>
                <table:data-pilot-member table:name="LLLLLeo" table:display="true" table:show-details="true"/>
                <table:data-pilot-member table:name="maksimsytian" table:display="true" table:show-details="true"/>
                <table:data-pilot-member table:name="Medet" table:display="true" table:show-details="true"/>
                <table:data-pilot-member table:name="menik777" table:display="true" table:show-details="true"/>
                <table:data-pilot-member table:name="MMAKSIMM13" table:display="true" table:show-details="true"/>
                <table:data-pilot-member table:name="N0$tradamu$" table:display="true" table:show-details="true"/>
                <table:data-pilot-member table:name="nkvdes" table:display="true" table:show-details="true"/>
                <table:data-pilot-member table:name="Oliveira1455" table:display="true" table:show-details="true"/>
                <table:data-pilot-member table:name="PAMEGERA" table:display="true" table:show-details="true"/>
                <table:data-pilot-member table:name="PepitaDeAji" table:display="true" table:show-details="true"/>
                <table:data-pilot-member table:name="PetrPodukov" table:display="true" table:show-details="true"/>
                <table:data-pilot-member table:name="r2" table:display="true" table:show-details="true"/>
                <table:data-pilot-member table:name="r2122" table:display="true" table:show-details="true"/>
                <table:data-pilot-member table:name="Raimundo434" table:display="true" table:show-details="true"/>
                <table:data-pilot-member table:name="rome1983942" table:display="true" table:show-details="true"/>
                <table:data-pilot-member table:name="Roobkaa" table:display="true" table:show-details="true"/>
                <table:data-pilot-member table:name="serjo321" table:display="true" table:show-details="true"/>
                <table:data-pilot-member table:name="slonik1000" table:display="true" table:show-details="true"/>
                <table:data-pilot-member table:name="tantusi" table:display="true" table:show-details="true"/>
                <table:data-pilot-member table:name="tetro54" table:display="true" table:show-details="true"/>
                <table:data-pilot-member table:name="the_wickstar" table:display="true" table:show-details="true"/>
                <table:data-pilot-member table:name="TONIELSE" table:display="true" table:show-details="true"/>
                <table:data-pilot-member table:name="Urij2014" table:display="true" table:show-details="true"/>
                <table:data-pilot-member table:name="vasiliy-7150" table:display="true" table:show-details="true"/>
                <table:data-pilot-member table:name="VictorM2301" table:display="true" table:show-details="true"/>
                <table:data-pilot-member table:name="Wypka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2017-04-22 08:08:42" table:display="true" table:show-details="true"/>
                <table:data-pilot-member table:name="2017-04-22 08:09:36" table:display="true" table:show-details="true"/>
                <table:data-pilot-member table:name="2017-04-22 08:10:33" table:display="true" table:show-details="true"/>
                <table:data-pilot-member table:name="2017-04-22 08:11:38" table:display="true" table:show-details="true"/>
                <table:data-pilot-member table:name="2017-04-22 08:12:11" table:display="true" table:show-details="true"/>
                <table:data-pilot-member table:name="2017-04-22 08:12:33" table:display="true" table:show-details="true"/>
                <table:data-pilot-member table:name="2017-04-22 08:13:36" table:display="true" table:show-details="true"/>
                <table:data-pilot-member table:name="2017-04-22 08:16:17" table:display="true" table:show-details="true"/>
                <table:data-pilot-member table:name="2017-04-22 08:18:14" table:display="true" table:show-details="true"/>
                <table:data-pilot-member table:name="2017-04-22 08:19:06" table:display="true" table:show-details="true"/>
                <table:data-pilot-member table:name="2017-04-22 08:19:58" table:display="true" table:show-details="true"/>
                <table:data-pilot-member table:name="2017-04-22 08:20:56" table:display="true" table:show-details="true"/>
                <table:data-pilot-member table:name="2017-04-22 08:21:23" table:display="true" table:show-details="true"/>
                <table:data-pilot-member table:name="2017-04-22 08:22:40" table:display="true" table:show-details="true"/>
                <table:data-pilot-member table:name="2017-04-22 08:24:05" table:display="true" table:show-details="true"/>
                <table:data-pilot-member table:name="2017-04-22 08:25:38" table:display="true" table:show-details="true"/>
                <table:data-pilot-member table:name="2017-04-22 08:28:09" table:display="true" table:show-details="true"/>
                <table:data-pilot-member table:name="2017-04-22 08:29:40" table:display="true" table:show-details="true"/>
                <table:data-pilot-member table:name="2017-04-22 08:30:57" table:display="true" table:show-details="true"/>
                <table:data-pilot-member table:name="2017-04-22 08:31:46" table:display="true" table:show-details="true"/>
                <table:data-pilot-member table:name="2017-04-22 08:32:55" table:display="true" table:show-details="true"/>
                <table:data-pilot-member table:name="2017-04-22 08:34:01" table:display="true" table:show-details="true"/>
                <table:data-pilot-member table:name="2017-04-22 08:37:19" table:display="true" table:show-details="true"/>
                <table:data-pilot-member table:name="2017-04-22 08:38:09" table:display="true" table:show-details="true"/>
                <table:data-pilot-member table:name="2017-04-22 08:38:43" table:display="true" table:show-details="true"/>
                <table:data-pilot-member table:name="2017-04-22 08:39:21" table:display="true" table:show-details="true"/>
                <table:data-pilot-member table:name="2017-04-22 08:40:12" table:display="true" table:show-details="true"/>
                <table:data-pilot-member table:name="2017-04-22 08:41:37" table:display="true" table:show-details="true"/>
                <table:data-pilot-member table:name="2017-04-22 08:42:26" table:display="true" table:show-details="true"/>
                <table:data-pilot-member table:name="2017-04-22 08:43:17" table:display="true" table:show-details="true"/>
                <table:data-pilot-member table:name="2017-04-22 08:44:29" table:display="true" table:show-details="true"/>
                <table:data-pilot-member table:name="2017-04-22 08:45:56" table:display="true" table:show-details="true"/>
                <table:data-pilot-member table:name="2017-04-22 08:46:29" table:display="true" table:show-details="true"/>
                <table:data-pilot-member table:name="2017-04-22 08:47:15" table:display="true" table:show-details="true"/>
                <table:data-pilot-member table:name="2017-04-22 08:47:55" table:display="true" table:show-details="true"/>
                <table:data-pilot-member table:name="2017-04-22 08:49:02" table:display="true" table:show-details="true"/>
                <table:data-pilot-member table:name="2017-04-22 08:51:11" table:display="true" table:show-details="true"/>
                <table:data-pilot-member table:name="2017-04-22 08:51:39" table:display="true" table:show-details="true"/>
                <table:data-pilot-member table:name="2017-04-22 08:53:08" table:display="true" table:show-details="true"/>
                <table:data-pilot-member table:name="2017-04-22 08:53:46" table:display="true" table:show-details="true"/>
                <table:data-pilot-member table:name="2017-04-22 08:55:15" table:display="true" table:show-details="true"/>
                <table:data-pilot-member table:name="2017-04-22 08:56:08" table:display="true" table:show-details="true"/>
                <table:data-pilot-member table:name="2017-04-22 08:56:44" table:display="true" table:show-details="true"/>
                <table:data-pilot-member table:name="2017-04-22 08:57:27" table:display="true" table:show-details="true"/>
                <table:data-pilot-member table:name="2017-04-22 08:57:52" table:display="true" table:show-details="true"/>
                <table:data-pilot-member table:name="2017-04-22 08:58:38" table:display="true" table:show-details="true"/>
                <table:data-pilot-member table:name="2017-04-22 08:59:51" table:display="true" table:show-details="true"/>
                <table:data-pilot-member table:name="2017-04-22 09:00:59" table:display="true" table:show-details="true"/>
                <table:data-pilot-member table:name="2017-04-22 09:02:11" table:display="true" table:show-details="true"/>
                <table:data-pilot-member table:name="2017-04-22 09:03:17" table:display="true" table:show-details="true"/>
                <table:data-pilot-member table:name="2017-04-22 09:04:23" table:display="true" table:show-details="true"/>
                <table:data-pilot-member table:name="2017-04-22 09:06:11" table:display="true" table:show-details="true"/>
                <table:data-pilot-member table:name="2017-04-22 09:07:11" table:display="true" table:show-details="true"/>
                <table:data-pilot-member table:name="2017-04-22 09:07:45" table:display="true" table:show-details="true"/>
                <table:data-pilot-member table:name="2017-04-22 09:08:17" table:display="true" table:show-details="true"/>
                <table:data-pilot-member table:name="2017-04-22 09:09:23" table:display="true" table:show-details="true"/>
                <table:data-pilot-member table:name="2017-04-22 09:10:18" table:display="true" table:show-details="true"/>
                <table:data-pilot-member table:name="2017-04-22 09:11:15" table:display="true" table:show-details="true"/>
                <table:data-pilot-member table:name="2017-04-22 09:15:59" table:display="true" table:show-details="true"/>
                <table:data-pilot-member table:name="2017-04-22 09:16:50" table:display="true" table:show-details="true"/>
                <table:data-pilot-member table:name="2017-04-22 09:18:19" table:display="true" table:show-details="true"/>
                <table:data-pilot-member table:name="2017-04-22 09:19:05" table:display="true" table:show-details="true"/>
                <table:data-pilot-member table:name="2017-04-22 09:20:38" table:display="true" table:show-details="true"/>
                <table:data-pilot-member table:name="2017-04-22 09:21:06" table:display="true" table:show-details="true"/>
                <table:data-pilot-member table:name="2017-04-22 09:21:56" table:display="true" table:show-details="true"/>
                <table:data-pilot-member table:name="2017-04-22 09:22:37" table:display="true" table:show-details="true"/>
                <table:data-pilot-member table:name="2017-04-22 09:23:14" table:display="true" table:show-details="true"/>
                <table:data-pilot-member table:name="2017-04-22 09:24:39" table:display="true" table:show-details="true"/>
                <table:data-pilot-member table:name="2017-04-22 09:25:10" table:display="true" table:show-details="true"/>
                <table:data-pilot-member table:name="2017-04-22 09:25:41" table:display="true" table:show-details="true"/>
                <table:data-pilot-member table:name="2017-04-22 09:26:29" table:display="true" table:show-details="true"/>
                <table:data-pilot-member table:name="2017-04-22 09:27:14" table:display="true" table:show-details="true"/>
                <table:data-pilot-member table:name="2017-04-22 09:28:16" table:display="true" table:show-details="true"/>
                <table:data-pilot-member table:name="2017-04-22 09:29:25" table:display="true" table:show-details="true"/>
                <table:data-pilot-member table:name="2017-04-22 09:30:21" table:display="true" table:show-details="true"/>
                <table:data-pilot-member table:name="2017-04-22 09:34:33" table:display="true" table:show-details="true"/>
                <table:data-pilot-member table:name="2017-04-22 09:35:09" table:display="true" table:show-details="true"/>
                <table:data-pilot-member table:name="2017-04-22 09:36:02" table:display="true" table:show-details="true"/>
                <table:data-pilot-member table:name="2017-04-22 09:36:38" table:display="true" table:show-details="true"/>
                <table:data-pilot-member table:name="2017-04-22 09:37:38" table:display="true" table:show-details="true"/>
                <table:data-pilot-member table:name="2017-04-22 09:38:42" table:display="true" table:show-details="true"/>
                <table:data-pilot-member table:name="2017-04-22 09:40:19" table:display="true" table:show-details="true"/>
                <table:data-pilot-member table:name="2017-04-22 09:40:49" table:display="true" table:show-details="true"/>
                <table:data-pilot-member table:name="2017-04-22 09:42:04" table:display="true" table:show-details="true"/>
                <table:data-pilot-member table:name="2017-04-22 09:42:38" table:display="true" table:show-details="true"/>
                <table:data-pilot-member table:name="2017-04-22 09:43:11" table:display="true" table:show-details="true"/>
                <table:data-pilot-member table:name="2017-04-22 09:44:11" table:display="true" table:show-details="true"/>
                <table:data-pilot-member table:name="2017-04-22 09:45:26" table:display="true" table:show-details="true"/>
                <table:data-pilot-member table:name="2017-04-22 09:46:04" table:display="true" table:show-details="true"/>
                <table:data-pilot-member table:name="2017-04-22 09:46:45" table:display="true" table:show-details="true"/>
                <table:data-pilot-member table:name="2017-04-22 09:48:14" table:display="true" table:show-details="true"/>
                <table:data-pilot-member table:name="2017-04-22 09:49:11" table:display="true" table:show-details="true"/>
                <table:data-pilot-member table:name="2017-04-22 09:50:09" table:display="true" table:show-details="true"/>
                <table:data-pilot-member table:name="2017-04-22 09:51:03" table:display="true" table:show-details="true"/>
                <table:data-pilot-member table:name="2017-04-22 09:51:54" table:display="true" table:show-details="true"/>
                <table:data-pilot-member table:name="2017-04-22 09:52:51" table:display="true" table:show-details="true"/>
                <table:data-pilot-member table:name="2017-04-22 09:53:27" table:display="true" table:show-details="true"/>
                <table:data-pilot-member table:name="2017-04-22 09:54:04" table:display="true" table:show-details="true"/>
                <table:data-pilot-member table:name="2017-04-22 09:54:51" table:display="true" table:show-details="true"/>
                <table:data-pilot-member table:name="2017-04-22 09:55:22" table:display="true" table:show-details="true"/>
                <table:data-pilot-member table:name="2017-04-22 09:56:18" table:display="true" table:show-details="true"/>
                <table:data-pilot-member table:name="2017-04-22 09:57:43" table:display="true" table:show-details="true"/>
                <table:data-pilot-member table:name="2017-04-22 09:58:43" table:display="true" table:show-details="true"/>
                <table:data-pilot-member table:name="2017-04-22 09:59:04" table:display="true" table:show-details="true"/>
                <table:data-pilot-member table:name="2017-04-22 09:59:45" table:display="true" table:show-details="true"/>
                <table:data-pilot-member table:name="2017-04-22 10:00: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ndID" table:orientation="row" table:used-hierarchy="0" table:function="auto">
            <table:data-pilot-level table:show-empty="false" calcext:repeat-item-labels="false">
              <table:data-pilot-members>
                <table:data-pilot-member table:name="169393188558:  " table:display="true" table:show-details="true"/>
                <table:data-pilot-member table:name="169393217137:  " table:display="true" table:show-details="true"/>
                <table:data-pilot-member table:name="169393247697:  " table:display="true" table:show-details="true"/>
                <table:data-pilot-member table:name="169393282573:  " table:display="true" table:show-details="true"/>
                <table:data-pilot-member table:name="169393300288:  " table:display="true" table:show-details="true"/>
                <table:data-pilot-member table:name="169393312116:  " table:display="true" table:show-details="true"/>
                <table:data-pilot-member table:name="169393346172:  " table:display="true" table:show-details="true"/>
                <table:data-pilot-member table:name="169393438716:  " table:display="true" table:show-details="true"/>
                <table:data-pilot-member table:name="169393502653:  " table:display="true" table:show-details="true"/>
                <table:data-pilot-member table:name="169393530711:  " table:display="true" table:show-details="true"/>
                <table:data-pilot-member table:name="169393559191:  " table:display="true" table:show-details="true"/>
                <table:data-pilot-member table:name="169393590662:  " table:display="true" table:show-details="true"/>
                <table:data-pilot-member table:name="169393605403:  " table:display="true" table:show-details="true"/>
                <table:data-pilot-member table:name="169393647935:  " table:display="true" table:show-details="true"/>
                <table:data-pilot-member table:name="169393695171:  " table:display="true" table:show-details="true"/>
                <table:data-pilot-member table:name="169393747112:  " table:display="true" table:show-details="true"/>
                <table:data-pilot-member table:name="169393831145:  " table:display="true" table:show-details="true"/>
                <table:data-pilot-member table:name="169393881753:  " table:display="true" table:show-details="true"/>
                <table:data-pilot-member table:name="169393925021:  " table:display="true" table:show-details="true"/>
                <table:data-pilot-member table:name="169393952722:  " table:display="true" table:show-details="true"/>
                <table:data-pilot-member table:name="169393991782:  " table:display="true" table:show-details="true"/>
                <table:data-pilot-member table:name="169394028910:  " table:display="true" table:show-details="true"/>
                <table:data-pilot-member table:name="169394140270:  " table:display="true" table:show-details="true"/>
                <table:data-pilot-member table:name="169394168657:  " table:display="true" table:show-details="true"/>
                <table:data-pilot-member table:name="169394188132:  " table:display="true" table:show-details="true"/>
                <table:data-pilot-member table:name="169394209759:  " table:display="true" table:show-details="true"/>
                <table:data-pilot-member table:name="169394238529:  " table:display="true" table:show-details="true"/>
                <table:data-pilot-member table:name="169394286974:  " table:display="true" table:show-details="true"/>
                <table:data-pilot-member table:name="169394315195:  " table:display="true" table:show-details="true"/>
                <table:data-pilot-member table:name="169394344216:  " table:display="true" table:show-details="true"/>
                <table:data-pilot-member table:name="169394385691:  " table:display="true" table:show-details="true"/>
                <table:data-pilot-member table:name="169394435051:  " table:display="true" table:show-details="true"/>
                <table:data-pilot-member table:name="169394453850:  " table:display="true" table:show-details="true"/>
                <table:data-pilot-member table:name="169394480783:  " table:display="true" table:show-details="true"/>
                <table:data-pilot-member table:name="169394503383:  " table:display="true" table:show-details="true"/>
                <table:data-pilot-member table:name="169394541882:  " table:display="true" table:show-details="true"/>
                <table:data-pilot-member table:name="169394616444:  " table:display="true" table:show-details="true"/>
                <table:data-pilot-member table:name="169394632454:  " table:display="true" table:show-details="true"/>
                <table:data-pilot-member table:name="169394684093:  " table:display="true" table:show-details="true"/>
                <table:data-pilot-member table:name="169394706018:  " table:display="true" table:show-details="true"/>
                <table:data-pilot-member table:name="169394757142:  " table:display="true" table:show-details="true"/>
                <table:data-pilot-member table:name="169394783575:  " table:display="true" table:show-details="true"/>
                <table:data-pilot-member table:name="169394801485:  " table:display="true" table:show-details="true"/>
                <table:data-pilot-member table:name="169394822966:  " table:display="true" table:show-details="true"/>
                <table:data-pilot-member table:name="169394835336:  " table:display="true" table:show-details="true"/>
                <table:data-pilot-member table:name="169394858216:  " table:display="true" table:show-details="true"/>
                <table:data-pilot-member table:name="169394894877:  " table:display="true" table:show-details="true"/>
                <table:data-pilot-member table:name="169394930773:  " table:display="true" table:show-details="true"/>
                <table:data-pilot-member table:name="169394971806:  " table:display="true" table:show-details="true"/>
                <table:data-pilot-member table:name="169395010247:  " table:display="true" table:show-details="true"/>
                <table:data-pilot-member table:name="169395049570:  " table:display="true" table:show-details="true"/>
                <table:data-pilot-member table:name="169395115157:  " table:display="true" table:show-details="true"/>
                <table:data-pilot-member table:name="169395152087:  " table:display="true" table:show-details="true"/>
                <table:data-pilot-member table:name="169395173267:  " table:display="true" table:show-details="true"/>
                <table:data-pilot-member table:name="169395192977:  " table:display="true" table:show-details="true"/>
                <table:data-pilot-member table:name="169395234140:  " table:display="true" table:show-details="true"/>
                <table:data-pilot-member table:name="169395268128:  " table:display="true" table:show-details="true"/>
                <table:data-pilot-member table:name="169395303509:  " table:display="true" table:show-details="true"/>
                <table:data-pilot-member table:name="169395479814:  " table:display="true" table:show-details="true"/>
                <table:data-pilot-member table:name="169395511761:  " table:display="true" table:show-details="true"/>
                <table:data-pilot-member table:name="169395567220:  " table:display="true" table:show-details="true"/>
                <table:data-pilot-member table:name="169395595828:  " table:display="true" table:show-details="true"/>
                <table:data-pilot-member table:name="169395663483:  " table:display="true" table:show-details="true"/>
                <table:data-pilot-member table:name="169395680921:  " table:display="true" table:show-details="true"/>
                <table:data-pilot-member table:name="169395712068:  " table:display="true" table:show-details="true"/>
                <table:data-pilot-member table:name="169395737787:  " table:display="true" table:show-details="true"/>
                <table:data-pilot-member table:name="169395761073:  " table:display="true" table:show-details="true"/>
                <table:data-pilot-member table:name="169395814323:  " table:display="true" table:show-details="true"/>
                <table:data-pilot-member table:name="169395833901:  " table:display="true" table:show-details="true"/>
                <table:data-pilot-member table:name="169395853230:  " table:display="true" table:show-details="true"/>
                <table:data-pilot-member table:name="169395883564:  " table:display="true" table:show-details="true"/>
                <table:data-pilot-member table:name="169395911808:  " table:display="true" table:show-details="true"/>
                <table:data-pilot-member table:name="169395950821:  " table:display="true" table:show-details="true"/>
                <table:data-pilot-member table:name="169395994476:  " table:display="true" table:show-details="true"/>
                <table:data-pilot-member table:name="169396030286:  " table:display="true" table:show-details="true"/>
                <table:data-pilot-member table:name="169396190555:  " table:display="true" table:show-details="true"/>
                <table:data-pilot-member table:name="169396213141:  " table:display="true" table:show-details="true"/>
                <table:data-pilot-member table:name="169396246857:  " table:display="true" table:show-details="true"/>
                <table:data-pilot-member table:name="169396269335:  " table:display="true" table:show-details="true"/>
                <table:data-pilot-member table:name="169396307974:  " table:display="true" table:show-details="true"/>
                <table:data-pilot-member table:name="169396348716:  " table:display="true" table:show-details="true"/>
                <table:data-pilot-member table:name="169396410476:  " table:display="true" table:show-details="true"/>
                <table:data-pilot-member table:name="169396429410:  " table:display="true" table:show-details="true"/>
                <table:data-pilot-member table:name="169396476758:  " table:display="true" table:show-details="true"/>
                <table:data-pilot-member table:name="169396498201:  " table:display="true" table:show-details="true"/>
                <table:data-pilot-member table:name="169396519457:  " table:display="true" table:show-details="true"/>
                <table:data-pilot-member table:name="169396557284:  " table:display="true" table:show-details="true"/>
                <table:data-pilot-member table:name="169396605536:  " table:display="true" table:show-details="true"/>
                <table:data-pilot-member table:name="169396629711:  " table:display="true" table:show-details="true"/>
                <table:data-pilot-member table:name="169396655746:  " table:display="true" table:show-details="true"/>
                <table:data-pilot-member table:name="169396713976:  " table:display="true" table:show-details="true"/>
                <table:data-pilot-member table:name="169396750452:  " table:display="true" table:show-details="true"/>
                <table:data-pilot-member table:name="169396787279:  " table:display="true" table:show-details="true"/>
                <table:data-pilot-member table:name="169396821435:  " table:display="true" table:show-details="true"/>
                <table:data-pilot-member table:name="169396853597:  " table:display="true" table:show-details="true"/>
                <table:data-pilot-member table:name="169396889829:  " table:display="true" table:show-details="true"/>
                <table:data-pilot-member table:name="169396912933:  " table:display="true" table:show-details="true"/>
                <table:data-pilot-member table:name="169396936100:  " table:display="true" table:show-details="true"/>
                <table:data-pilot-member table:name="169396966177:  " table:display="true" table:show-details="true"/>
                <table:data-pilot-member table:name="169396984799:  " table:display="true" table:show-details="true"/>
                <table:data-pilot-member table:name="169397014708:  " table:display="true" table:show-details="true"/>
                <table:data-pilot-member table:name="169397060819:  " table:display="true" table:show-details="true"/>
                <table:data-pilot-member table:name="169397093182:  " table:display="true" table:show-details="true"/>
                <table:data-pilot-member table:name="169397104864:  " table:display="true" table:show-details="true"/>
                <table:data-pilot-member table:name="169397126979:  " table:display="true" table:show-details="true"/>
                <table:data-pilot-member table:name="169397166186: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t" table:orientation="data" table:used-hierarchy="0" table:function="sum">
            <table:data-pilot-level table:show-empty="false" calcext:repeat-item-labels="false">
              <table:data-pilot-members>
                <table:data-pilot-member table:name="-1.44" table:display="true" table:show-details="true"/>
                <table:data-pilot-member table:name="-1.14" table:display="true" table:show-details="true"/>
                <table:data-pilot-member table:name="-0.8" table:display="true" table:show-details="true"/>
                <table:data-pilot-member table:name="-0.62" table:display="true" table:show-details="true"/>
                <table:data-pilot-member table:name="-0.61" table:display="true" table:show-details="true"/>
                <table:data-pilot-member table:name="-0.58" table:display="true" table:show-details="true"/>
                <table:data-pilot-member table:name="-0.57" table:display="true" table:show-details="true"/>
                <table:data-pilot-member table:name="-0.5" table:display="true" table:show-details="true"/>
                <table:data-pilot-member table:name="-0.49" table:display="true" table:show-details="true"/>
                <table:data-pilot-member table:name="-0.48" table:display="true" table:show-details="true"/>
                <table:data-pilot-member table:name="-0.46" table:display="true" table:show-details="true"/>
                <table:data-pilot-member table:name="-0.41" table:display="true" table:show-details="true"/>
                <table:data-pilot-member table:name="-0.39" table:display="true" table:show-details="true"/>
                <table:data-pilot-member table:name="-0.38" table:display="true" table:show-details="true"/>
                <table:data-pilot-member table:name="-0.32" table:display="true" table:show-details="true"/>
                <table:data-pilot-member table:name="-0.29" table:display="true" table:show-details="true"/>
                <table:data-pilot-member table:name="-0.27" table:display="true" table:show-details="true"/>
                <table:data-pilot-member table:name="-0.26" table:display="true" table:show-details="true"/>
                <table:data-pilot-member table:name="-0.24" table:display="true" table:show-details="true"/>
                <table:data-pilot-member table:name="-0.23" table:display="true" table:show-details="true"/>
                <table:data-pilot-member table:name="-0.22" table:display="true" table:show-details="true"/>
                <table:data-pilot-member table:name="-0.21" table:display="true" table:show-details="true"/>
                <table:data-pilot-member table:name="-0.2" table:display="true" table:show-details="true"/>
                <table:data-pilot-member table:name="-0.19" table:display="true" table:show-details="true"/>
                <table:data-pilot-member table:name="-0.18" table:display="true" table:show-details="true"/>
                <table:data-pilot-member table:name="-0.16" table:display="true" table:show-details="true"/>
                <table:data-pilot-member table:name="-0.15" table:display="true" table:show-details="true"/>
                <table:data-pilot-member table:name="-0.14" table:display="true" table:show-details="true"/>
                <table:data-pilot-member table:name="-0.13" table:display="true" table:show-details="true"/>
                <table:data-pilot-member table:name="-0.12" table:display="true" table:show-details="true"/>
                <table:data-pilot-member table:name="-0.11" table:display="true" table:show-details="true"/>
                <table:data-pilot-member table:name="-0.1" table:display="true" table:show-details="true"/>
                <table:data-pilot-member table:name="-0.09" table:display="true" table:show-details="true"/>
                <table:data-pilot-member table:name="-0.08" table:display="true" table:show-details="true"/>
                <table:data-pilot-member table:name="-0.07" table:display="true" table:show-details="true"/>
                <table:data-pilot-member table:name="-0.06" table:display="true" table:show-details="true"/>
                <table:data-pilot-member table:name="-0.05" table:display="true" table:show-details="true"/>
                <table:data-pilot-member table:name="-0.04" table:display="true" table:show-details="true"/>
                <table:data-pilot-member table:name="-0.03" table:display="true" table:show-details="true"/>
                <table:data-pilot-member table:name="-0.02" table:display="true" table:show-details="true"/>
                <table:data-pilot-member table:name="-0.01" table:display="true" table:show-details="true"/>
                <table:data-pilot-member table:name="0.02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28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3" table:display="true" table:show-details="true"/>
                <table:data-pilot-member table:name="0.46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63" table:display="true" table:show-details="true"/>
                <table:data-pilot-member table:name="0.69" table:display="true" table:show-details="true"/>
                <table:data-pilot-member table:name="0.75" table:display="true" table:show-details="true"/>
                <table:data-pilot-member table:name="0.83" table:display="true" table:show-details="true"/>
                <table:data-pilot-member table:name="0.87" table:display="true" table:show-details="true"/>
                <table:data-pilot-member table:name="0.92" table:display="true" table:show-details="true"/>
                <table:data-pilot-member table:name="0.94" table:display="true" table:show-details="true"/>
                <table:data-pilot-member table:name="1.05" table:display="true" table:show-details="true"/>
                <table:data-pilot-member table:name="1.09" table:display="true" table:show-details="true"/>
                <table:data-pilot-member table:name="1.48" table:display="true" table:show-details="true"/>
                <table:data-pilot-member table:name="1.67" table:display="true" table:show-details="true"/>
                <table:data-pilot-member table:name="1.79" table:display="true" table:show-details="true"/>
                <table:data-pilot-member table:name="2.16" table:display="true" table:show-details="true"/>
                <table:data-pilot-member table:name="2.28" table:display="true" table:show-details="true"/>
                <table:data-pilot-member table:name="3.02" table:display="true" table:show-details="true"/>
                <table:data-pilot-member table:name="1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1:17:22.187076061</meta:creation-date>
    <dc:date>2017-04-24T01:49:04.852488243</dc:date>
    <meta:editing-duration>PT9M32S</meta:editing-duration>
    <meta:editing-cycles>1</meta:editing-cycles>
    <meta:document-statistic meta:table-count="2" meta:cell-count="6094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4cm" svg:height="9.092cm" xlink:href=".." xlink:type="simple" chart:class="chart:scatter" chart:style-name="ch1">
        <chart:legend chart:legend-position="end" svg:x="14.161cm" svg:y="4.247cm" style:legend-expansion="high" chart:style-name="ch2"/>
        <chart:plot-area chart:style-name="ch3" table:cell-range-address="'Pivot Table_HandTableOutput2_1'.A5:'Pivot Table_HandTableOutput2_1'.A80 'Pivot Table_HandTableOutput2_1'.D5:'Pivot Table_HandTableOutput2_1'.D80" chart:data-source-has-labels="column" svg:x="0.34cm" svg:y="0.181cm" svg:width="13.482cm" svg:height="8.73cm">
          <chartooo:coordinate-region svg:x="1.173cm" svg:y="0.38cm" svg:width="12.463cm" svg:height="8.332cm"/>
          <chart:axis chart:dimension="x" chart:name="primary-x" chart:style-name="ch4" chartooo:axis-type="auto">
            <chart:categories table:cell-range-address="'Pivot Table_HandTableOutput2_1'.A5:'Pivot Table_HandTableOutput2_1'.A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HandTableOutput2_1'.D5:'Pivot Table_HandTableOutput2_1'.D80" chart:class="chart:scatter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7-04-22 08:08:42</text:p>
                <draw:g>
                  <svg:desc>'Pivot Table_HandTableOutput2_1'.A5:'Pivot Table_HandTableOutput2_1'.A80</svg:desc>
                </draw:g>
              </table:table-cell>
              <table:table-cell office:value-type="float" office:value="0.14">
                <text:p>0.14</text:p>
                <draw:g>
                  <svg:desc>'Pivot Table_HandTableOutput2_1'.D5:'Pivot Table_HandTableOutput2_1'.D80</svg:desc>
                </draw:g>
              </table:table-cell>
            </table:table-row>
            <table:table-row>
              <table:table-cell office:value-type="string">
                <text:p>2017-04-22 08:09: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17-04-22 08:10: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17-04-22 08:11: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7-04-22 08:12: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7-04-22 08:12: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17-04-22 08:13: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017-04-22 08:16:1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17-04-22 08:18: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7-04-22 08:19:0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017-04-22 08:19:5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17-04-22 08:20:5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17-04-22 08:21:2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17-04-22 08:22:40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17-04-22 08:24:0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017-04-22 08:25:3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017-04-22 08:28:0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017-04-22 08:29:40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017-04-22 08:30:57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017-04-22 08:31:46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2017-04-22 08:32:55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2017-04-22 08:34:0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017-04-22 08:37:19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2017-04-22 08:38:09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2017-04-22 08:38:43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2017-04-22 08:40:1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017-04-22 08:41:3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017-04-22 08:42: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4-22 08:45:5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017-04-22 08:46:2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017-04-22 08:47:5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017-04-22 08:51:39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017-04-22 08:53:08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017-04-22 08:53:46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2017-04-22 08:55:15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2017-04-22 08:56:44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2017-04-22 08:58:3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2017-04-22 08:59:51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2017-04-22 09:03:17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2017-04-22 09:04:23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2017-04-22 09:08:1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2017-04-22 09:09:23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2017-04-22 09:10:18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2017-04-22 09:15:59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2017-04-22 09:16:50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2017-04-22 09:18:19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2017-04-22 09:19:0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017-04-22 09:21:5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017-04-22 09:22:3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2017-04-22 09:23:1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2017-04-22 09:24:39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017-04-22 09:25:10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2017-04-22 09:25:41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2017-04-22 09:27:14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2017-04-22 09:28:16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2017-04-22 09:29:25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2017-04-22 09:30:21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2017-04-22 09:34:33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2017-04-22 09:35:09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2017-04-22 09:36:38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2017-04-22 09:38:42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2017-04-22 09:42:04</text:p>
              </table:table-cell>
              <table:table-cell office:value-type="float" office:value="-2.67">
                <text:p>-2.67</text:p>
              </table:table-cell>
            </table:table-row>
            <table:table-row>
              <table:table-cell office:value-type="string">
                <text:p>2017-04-22 09:42:38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2017-04-22 09:43:11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2017-04-22 09:44:11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2017-04-22 09:45:26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2017-04-22 09:49:11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2017-04-22 09:50:09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2017-04-22 09:51:03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2017-04-22 09:51:54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2017-04-22 09:54:51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2017-04-22 09:55:22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2017-04-22 09:57:43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017-04-22 09:58:43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2017-04-22 09:59:04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2017-04-22 09:59:45</text:p>
              </table:table-cell>
              <table:table-cell office:value-type="float" office:value="-2.64">
                <text:p>-2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